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098in"/>
    </style:style>
    <style:style style:name="co2" style:family="table-column">
      <style:table-column-properties fo:break-before="auto" style:column-width="0.6484in"/>
    </style:style>
    <style:style style:name="co3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0.702in"/>
    </style:style>
    <style:style style:name="co5" style:family="table-column">
      <style:table-column-properties fo:break-before="auto" style:column-width="0.7453in"/>
    </style:style>
    <style:style style:name="co6" style:family="table-column">
      <style:table-column-properties fo:break-before="auto" style:column-width="0.6161in"/>
    </style:style>
    <style:style style:name="co7" style:family="table-column">
      <style:table-column-properties fo:break-before="auto" style:column-width="0.6272in"/>
    </style:style>
    <style:style style:name="co8" style:family="table-column">
      <style:table-column-properties fo:break-before="auto" style:column-width="0.7665in"/>
    </style:style>
    <style:style style:name="co9" style:family="table-column">
      <style:table-column-properties fo:break-before="auto" style:column-width="0.8425in"/>
    </style:style>
    <style:style style:name="co10" style:family="table-column">
      <style:table-column-properties fo:break-before="auto" style:column-width="0.8854in"/>
    </style:style>
    <style:style style:name="co11" style:family="table-column">
      <style:table-column-properties fo:break-before="auto" style:column-width="0.6591in"/>
    </style:style>
    <style:style style:name="co12" style:family="table-column">
      <style:table-column-properties fo:break-before="auto" style:column-width="0.7346in"/>
    </style:style>
    <style:style style:name="co13" style:family="table-column">
      <style:table-column-properties fo:break-before="auto" style:column-width="0.2717in"/>
    </style:style>
    <style:style style:name="co14" style:family="table-column">
      <style:table-column-properties fo:break-before="auto" style:column-width="0.3472in"/>
    </style:style>
    <style:style style:name="co15" style:family="table-column">
      <style:table-column-properties fo:break-before="auto" style:column-width="0.1638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0.5299in"/>
    </style:style>
    <style:style style:name="co18" style:family="table-column">
      <style:table-column-properties fo:break-before="auto" style:column-width="0.5945in"/>
    </style:style>
    <style:style style:name="co19" style:family="table-column">
      <style:table-column-properties fo:break-before="auto" style:column-width="0.7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4"/>
    <style:style style:name="ce3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 style:data-style-name="N37">
      <style:text-properties fo:font-weight="bold" style:font-weight-asian="bold" style:font-weight-complex="bold"/>
    </style:style>
    <style:style style:name="ce5" style:family="table-cell" style:parent-style-name="Default" style:data-style-name="N124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11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number-columns-repeated="951" table:default-cell-style-name="Default"/>
        <table:table-row table:style-name="ro1">
          <table:table-cell table:style-name="ce1"/>
          <table:table-cell table:style-name="ce1" office:value-type="string">
            <text:p>ic-OVA1</text:p>
          </table:table-cell>
          <table:table-cell table:style-name="ce1" office:value-type="string">
            <text:p>op-OVA1</text:p>
          </table:table-cell>
          <table:table-cell table:style-name="ce1"/>
          <table:table-cell table:style-name="ce1" office:value-type="string">
            <text:p>ic-OVA2</text:p>
          </table:table-cell>
          <table:table-cell table:style-name="ce1" office:value-type="string">
            <text:p>op-OVA2</text:p>
          </table:table-cell>
          <table:table-cell table:style-name="ce1"/>
          <table:table-cell table:style-name="ce1" office:value-type="string">
            <text:p>ic-OVA3</text:p>
          </table:table-cell>
          <table:table-cell table:style-name="ce1" office:value-type="string">
            <text:p>op-OVA3</text:p>
          </table:table-cell>
          <table:table-cell table:style-name="ce1"/>
          <table:table-cell table:style-name="ce1" office:value-type="string">
            <text:p>ic-XMA-c</text:p>
          </table:table-cell>
          <table:table-cell table:style-name="ce1" office:value-type="string">
            <text:p>op-XMA-c</text:p>
          </table:table-cell>
          <table:table-cell table:style-name="ce1"/>
          <table:table-cell table:style-name="ce1" office:value-type="string">
            <text:p>ic-XMA-p</text:p>
          </table:table-cell>
          <table:table-cell table:style-name="ce1" office:value-type="string">
            <text:p>op-XMA-p</text:p>
          </table:table-cell>
          <table:table-cell table:style-name="ce1"/>
          <table:table-cell table:style-name="ce1" office:value-type="string">
            <text:p>ic-XMD</text:p>
          </table:table-cell>
          <table:table-cell table:style-name="ce1" office:value-type="string">
            <text:p>op-XMD</text:p>
          </table:table-cell>
          <table:table-cell table:style-name="ce1"/>
          <table:table-cell table:style-name="ce1" office:value-type="string">
            <text:p>ic-MSH</text:p>
          </table:table-cell>
          <table:table-cell table:style-name="ce1" office:value-type="string">
            <text:p>op-MSH</text:p>
          </table:table-cell>
          <table:table-cell table:style-name="ce1"/>
          <table:table-cell table:style-name="ce1" office:value-type="string">
            <text:p>ic-NTH</text:p>
          </table:table-cell>
          <table:table-cell table:style-name="ce1" office:value-type="string">
            <text:p>op-NTH</text:p>
          </table:table-cell>
          <table:table-cell table:style-name="ce1"/>
          <table:table-cell table:style-name="ce1" office:value-type="string">
            <text:p>ic-100-100</text:p>
          </table:table-cell>
          <table:table-cell table:style-name="ce1" office:value-type="string">
            <text:p>op-100-100</text:p>
          </table:table-cell>
          <table:table-cell table:style-name="ce1"/>
          <table:table-cell table:style-name="ce1" office:value-type="string">
            <text:p>ic-100-200</text:p>
          </table:table-cell>
          <table:table-cell table:style-name="ce1" office:value-type="string">
            <text:p>op-100-200</text:p>
          </table:table-cell>
          <table:table-cell table:style-name="ce1"/>
          <table:table-cell table:style-name="ce1" office:value-type="string">
            <text:p>ic-100-1000</text:p>
          </table:table-cell>
          <table:table-cell table:style-name="ce1" office:value-type="string">
            <text:p>op-100-1000</text:p>
          </table:table-cell>
          <table:table-cell table:style-name="ce1"/>
          <table:table-cell table:style-name="ce1" office:value-type="string">
            <text:p>ic-0-0</text:p>
          </table:table-cell>
          <table:table-cell table:style-name="ce1" office:value-type="string">
            <text:p>op-0-0</text:p>
          </table:table-cell>
          <table:table-cell table:style-name="ce1"/>
          <table:table-cell table:style-name="ce1" office:value-type="string">
            <text:p>ic-10-5</text:p>
          </table:table-cell>
          <table:table-cell table:style-name="ce1" office:value-type="string">
            <text:p>op-10-5</text:p>
          </table:table-cell>
          <table:table-cell table:style-name="ce1"/>
          <table:table-cell table:style-name="ce1" office:value-type="string">
            <text:p>ic-20-20</text:p>
          </table:table-cell>
          <table:table-cell table:style-name="ce1" office:value-type="string">
            <text:p>op-20-20</text:p>
          </table:table-cell>
          <table:table-cell table:style-name="ce1"/>
          <table:table-cell table:style-name="ce1" office:value-type="string">
            <text:p>ic-30-45</text:p>
          </table:table-cell>
          <table:table-cell table:style-name="ce1" office:value-type="string">
            <text:p>op-30-45</text:p>
          </table:table-cell>
          <table:table-cell table:style-name="ce1"/>
          <table:table-cell table:style-name="ce1" office:value-type="string">
            <text:p>ic-40-80</text:p>
          </table:table-cell>
          <table:table-cell table:style-name="ce1" office:value-type="string">
            <text:p>op-40-80</text:p>
          </table:table-cell>
          <table:table-cell table:style-name="ce1"/>
          <table:table-cell table:style-name="ce1" office:value-type="string">
            <text:p>ic-50-125</text:p>
          </table:table-cell>
          <table:table-cell table:style-name="ce1" office:value-type="string">
            <text:p>op-50-125</text:p>
          </table:table-cell>
          <table:table-cell table:style-name="ce1"/>
          <table:table-cell table:style-name="ce1" office:value-type="string">
            <text:p>ic-60-180</text:p>
          </table:table-cell>
          <table:table-cell table:style-name="ce1" office:value-type="string">
            <text:p>op-60-180</text:p>
          </table:table-cell>
          <table:table-cell table:style-name="ce1"/>
          <table:table-cell table:style-name="ce1" office:value-type="string">
            <text:p>ic-70-245</text:p>
          </table:table-cell>
          <table:table-cell table:style-name="ce1" office:value-type="string">
            <text:p>op-70-245</text:p>
          </table:table-cell>
          <table:table-cell table:style-name="ce1"/>
          <table:table-cell table:style-name="ce1" office:value-type="string">
            <text:p>ic-80-320</text:p>
          </table:table-cell>
          <table:table-cell table:style-name="ce1" office:value-type="string">
            <text:p>op-80-320</text:p>
          </table:table-cell>
          <table:table-cell table:style-name="ce1"/>
          <table:table-cell table:style-name="ce1" office:value-type="string">
            <text:p>ic-90-405</text:p>
          </table:table-cell>
          <table:table-cell table:style-name="ce1" office:value-type="string">
            <text:p>op-90-405</text:p>
          </table:table-cell>
          <table:table-cell table:style-name="ce1"/>
          <table:table-cell table:style-name="ce1" office:value-type="string">
            <text:p>ic-100-500</text:p>
          </table:table-cell>
          <table:table-cell table:style-name="ce1" office:value-type="string">
            <text:p>op-100-500</text:p>
          </table:table-cell>
          <table:table-cell table:style-name="ce1" table:number-columns-repeated="958"/>
        </table:table-row>
        <table:table-row table:style-name="ro1">
          <table:table-cell table:style-name="ce1" office:value-type="string">
            <text:p>AVERAGE</text:p>
          </table:table-cell>
          <table:table-cell table:formula="of:=AVERAGE([.B4:.B53])" office:value-type="float" office:value="36.46">
            <text:p>36.46</text:p>
          </table:table-cell>
          <table:table-cell table:formula="of:=AVERAGE([.C4:.C53])" office:value-type="float" office:value="49.8">
            <text:p>49.8</text:p>
          </table:table-cell>
          <table:table-cell table:formula="of:=AVERAGE([.D4:.D53])" office:value-type="float" office:value="86.26">
            <text:p>86.26</text:p>
          </table:table-cell>
          <table:table-cell table:formula="of:=AVERAGE([.E4:.E53])" office:value-type="float" office:value="39.52">
            <text:p>39.52</text:p>
          </table:table-cell>
          <table:table-cell table:formula="of:=AVERAGE([.F4:.F53])" office:value-type="float" office:value="48.8">
            <text:p>48.8</text:p>
          </table:table-cell>
          <table:table-cell table:formula="of:=AVERAGE([.G4:.G53])" office:value-type="float" office:value="88.32">
            <text:p>88.32</text:p>
          </table:table-cell>
          <table:table-cell table:formula="of:=AVERAGE([.H4:.H53])" office:value-type="float" office:value="34.1">
            <text:p>34.1</text:p>
          </table:table-cell>
          <table:table-cell table:formula="of:=AVERAGE([.I4:.I53])" office:value-type="float" office:value="38.62">
            <text:p>38.62</text:p>
          </table:table-cell>
          <table:table-cell table:formula="of:=AVERAGE([.J4:.J53])" office:value-type="float" office:value="72.72">
            <text:p>72.72</text:p>
          </table:table-cell>
          <table:table-cell table:formula="of:=AVERAGE([.K4:.K53])" office:value-type="float" office:value="40.88">
            <text:p>40.88</text:p>
          </table:table-cell>
          <table:table-cell table:formula="of:=AVERAGE([.L4:.L53])" office:value-type="float" office:value="33.84">
            <text:p>33.84</text:p>
          </table:table-cell>
          <table:table-cell table:formula="of:=AVERAGE([.M4:.M53])" office:value-type="float" office:value="74.72">
            <text:p>74.72</text:p>
          </table:table-cell>
          <table:table-cell table:formula="of:=AVERAGE([.N4:.N53])" office:value-type="float" office:value="36.54">
            <text:p>36.54</text:p>
          </table:table-cell>
          <table:table-cell table:formula="of:=AVERAGE([.O4:.O53])" office:value-type="float" office:value="49.24">
            <text:p>49.24</text:p>
          </table:table-cell>
          <table:table-cell table:formula="of:=AVERAGE([.P4:.P53])" office:value-type="float" office:value="85.78">
            <text:p>85.78</text:p>
          </table:table-cell>
          <table:table-cell table:formula="of:=AVERAGE([.Q4:.Q53])" office:value-type="float" office:value="37.98">
            <text:p>37.98</text:p>
          </table:table-cell>
          <table:table-cell table:formula="of:=AVERAGE([.R4:.R53])" office:value-type="float" office:value="32.88">
            <text:p>32.88</text:p>
          </table:table-cell>
          <table:table-cell table:formula="of:=AVERAGE([.S4:.S53])" office:value-type="float" office:value="70.86">
            <text:p>70.86</text:p>
          </table:table-cell>
          <table:table-cell table:formula="of:=AVERAGE([.T4:.T53])" office:value-type="float" office:value="40.42">
            <text:p>40.42</text:p>
          </table:table-cell>
          <table:table-cell table:formula="of:=AVERAGE([.U4:.U53])" office:value-type="float" office:value="36.52">
            <text:p>36.52</text:p>
          </table:table-cell>
          <table:table-cell table:formula="of:=AVERAGE([.V4:.V53])" office:value-type="float" office:value="76.94">
            <text:p>76.94</text:p>
          </table:table-cell>
          <table:table-cell table:formula="of:=AVERAGE([.W4:.W53])" office:value-type="float" office:value="36.02">
            <text:p>36.02</text:p>
          </table:table-cell>
          <table:table-cell table:formula="of:=AVERAGE([.X4:.X53])" office:value-type="float" office:value="38.06">
            <text:p>38.06</text:p>
          </table:table-cell>
          <table:table-cell table:formula="of:=AVERAGE([.Y4:.Y53])" office:value-type="float" office:value="74.08">
            <text:p>74.08</text:p>
          </table:table-cell>
          <table:table-cell table:formula="of:=AVERAGE([.Z4:.Z53])" office:value-type="float" office:value="46.5">
            <text:p>46.5</text:p>
          </table:table-cell>
          <table:table-cell table:formula="of:=AVERAGE([.AA4:.AA53])" office:value-type="float" office:value="46.92">
            <text:p>46.92</text:p>
          </table:table-cell>
          <table:table-cell table:formula="of:=AVERAGE([.AB4:.AB53])" office:value-type="float" office:value="93.42">
            <text:p>93.42</text:p>
          </table:table-cell>
          <table:table-cell table:formula="of:=AVERAGE([.AC4:.AC53])" office:value-type="float" office:value="42.34">
            <text:p>42.34</text:p>
          </table:table-cell>
          <table:table-cell table:formula="of:=AVERAGE([.AD4:.AD53])" office:value-type="float" office:value="38.22">
            <text:p>38.22</text:p>
          </table:table-cell>
          <table:table-cell table:formula="of:=AVERAGE([.AE4:.AE53])" office:value-type="float" office:value="80.56">
            <text:p>80.56</text:p>
          </table:table-cell>
          <table:table-cell table:formula="of:=AVERAGE([.AF4:.AF53])" office:value-type="float" office:value="32.92">
            <text:p>32.92</text:p>
          </table:table-cell>
          <table:table-cell table:formula="of:=AVERAGE([.AG4:.AG53])" office:value-type="float" office:value="42.1">
            <text:p>42.1</text:p>
          </table:table-cell>
          <table:table-cell table:formula="of:=AVERAGE([.AH4:.AH53])" office:value-type="float" office:value="75.02">
            <text:p>75.02</text:p>
          </table:table-cell>
          <table:table-cell table:formula="of:=AVERAGE([.AI4:.AI53])" office:value-type="float" office:value="46.8">
            <text:p>46.8</text:p>
          </table:table-cell>
          <table:table-cell table:formula="of:=AVERAGE([.AJ4:.AJ53])" office:value-type="float" office:value="46.92">
            <text:p>46.92</text:p>
          </table:table-cell>
          <table:table-cell table:formula="of:=AVERAGE([.AK4:.AK53])" office:value-type="float" office:value="93.72">
            <text:p>93.72</text:p>
          </table:table-cell>
          <table:table-cell table:formula="of:=AVERAGE([.AL4:.AL53])" office:value-type="float" office:value="40.06">
            <text:p>40.06</text:p>
          </table:table-cell>
          <table:table-cell table:formula="of:=AVERAGE([.AM4:.AM53])" office:value-type="float" office:value="40.1">
            <text:p>40.1</text:p>
          </table:table-cell>
          <table:table-cell table:formula="of:=AVERAGE([.AN4:.AN53])" office:value-type="float" office:value="80.16">
            <text:p>80.16</text:p>
          </table:table-cell>
          <table:table-cell table:formula="of:=AVERAGE([.AO4:.AO53])" office:value-type="float" office:value="33.72">
            <text:p>33.72</text:p>
          </table:table-cell>
          <table:table-cell table:formula="of:=AVERAGE([.AP4:.AP53])" office:value-type="float" office:value="34.1">
            <text:p>34.1</text:p>
          </table:table-cell>
          <table:table-cell table:formula="of:=AVERAGE([.AQ4:.AQ53])" office:value-type="float" office:value="67.82">
            <text:p>67.82</text:p>
          </table:table-cell>
          <table:table-cell table:formula="of:=AVERAGE([.AR4:.AR53])" office:value-type="float" office:value="38.26">
            <text:p>38.26</text:p>
          </table:table-cell>
          <table:table-cell table:formula="of:=AVERAGE([.AS4:.AS53])" office:value-type="float" office:value="45.94">
            <text:p>45.94</text:p>
          </table:table-cell>
          <table:table-cell table:formula="of:=AVERAGE([.AT4:.AT53])" office:value-type="float" office:value="84.2">
            <text:p>84.2</text:p>
          </table:table-cell>
          <table:table-cell table:formula="of:=AVERAGE([.AU4:.AU53])" office:value-type="float" office:value="37.06">
            <text:p>37.06</text:p>
          </table:table-cell>
          <table:table-cell table:formula="of:=AVERAGE([.AV4:.AV53])" office:value-type="float" office:value="49.26">
            <text:p>49.26</text:p>
          </table:table-cell>
          <table:table-cell table:formula="of:=AVERAGE([.AW4:.AW53])" office:value-type="float" office:value="86.32">
            <text:p>86.32</text:p>
          </table:table-cell>
          <table:table-cell table:formula="of:=AVERAGE([.AX4:.AX53])" office:value-type="float" office:value="50.44">
            <text:p>50.44</text:p>
          </table:table-cell>
          <table:table-cell table:formula="of:=AVERAGE([.AY4:.AY53])" office:value-type="float" office:value="84.76">
            <text:p>84.76</text:p>
          </table:table-cell>
          <table:table-cell table:formula="of:=AVERAGE([.AZ4:.AZ53])" office:value-type="float" office:value="135.2">
            <text:p>135.2</text:p>
          </table:table-cell>
          <table:table-cell table:formula="of:=AVERAGE([.BA4:.BA53])" office:value-type="float" office:value="38.38">
            <text:p>38.38</text:p>
          </table:table-cell>
          <table:table-cell table:formula="of:=AVERAGE([.BB4:.BB53])" office:value-type="float" office:value="42.54">
            <text:p>42.54</text:p>
          </table:table-cell>
          <table:table-cell table:formula="of:=AVERAGE([.BC4:.BC53])" office:value-type="float" office:value="80.92">
            <text:p>80.92</text:p>
          </table:table-cell>
          <table:table-cell table:formula="of:=AVERAGE([.BD4:.BD53])" office:value-type="float" office:value="41.5">
            <text:p>41.5</text:p>
          </table:table-cell>
          <table:table-cell table:formula="of:=AVERAGE([.BE4:.BE53])" office:value-type="float" office:value="40.3">
            <text:p>40.3</text:p>
          </table:table-cell>
          <table:table-cell table:formula="of:=AVERAGE([.BF4:.BF53])" office:value-type="float" office:value="81.8">
            <text:p>81.8</text:p>
          </table:table-cell>
          <table:table-cell table:formula="of:=AVERAGE([.BG4:.BG53])" office:value-type="float" office:value="51.92">
            <text:p>51.92</text:p>
          </table:table-cell>
          <table:table-cell table:formula="of:=AVERAGE([.BH4:.BH53])" office:value-type="float" office:value="47.98">
            <text:p>47.98</text:p>
          </table:table-cell>
          <table:table-cell table:formula="of:=AVERAGE([.BI4:.BI53])" office:value-type="float" office:value="99.9">
            <text:p>99.9</text:p>
          </table:table-cell>
          <table:table-cell table:formula="of:=AVERAGE([.BJ4:.BJ53])" office:value-type="float" office:value="40.5">
            <text:p>40.5</text:p>
          </table:table-cell>
          <table:table-cell table:formula="of:=AVERAGE([.BK4:.BK53])" office:value-type="float" office:value="36.46">
            <text:p>36.46</text:p>
          </table:table-cell>
          <table:table-cell table:formula="of:=AVERAGE([.BL4:.BL53])" office:value-type="float" office:value="76.96">
            <text:p>76.96</text:p>
          </table:table-cell>
          <table:table-cell table:formula="of:=AVERAGE([.BM4:.BM53])" office:value-type="float" office:value="37.82">
            <text:p>37.82</text:p>
          </table:table-cell>
          <table:table-cell table:formula="of:=AVERAGE([.BN4:.BN53])" office:value-type="float" office:value="43.4">
            <text:p>43.4</text:p>
          </table:table-cell>
          <table:table-cell table:formula="of:=AVERAGE([.BO4:.BO53])" office:value-type="float" office:value="81.22">
            <text:p>81.22</text:p>
          </table:table-cell>
          <table:table-cell table:number-columns-repeated="957"/>
        </table:table-row>
        <table:table-row table:style-name="ro1">
          <table:table-cell table:style-name="ce1" office:value-type="string">
            <text:p>STDEV</text:p>
          </table:table-cell>
          <table:table-cell table:style-name="ce2" table:formula="of:=STDEV([.B4:.B53])" office:value-type="float" office:value="66.8517122336551">
            <text:p>66.8517</text:p>
          </table:table-cell>
          <table:table-cell table:style-name="ce2" table:formula="of:=STDEV([.C4:.C53])" office:value-type="float" office:value="114.068722572788">
            <text:p>114.0687</text:p>
          </table:table-cell>
          <table:table-cell table:style-name="ce2" table:formula="of:=STDEV([.D4:.D53])" office:value-type="float" office:value="150.104427595169">
            <text:p>150.1044</text:p>
          </table:table-cell>
          <table:table-cell table:style-name="ce2" table:formula="of:=STDEV([.E4:.E53])" office:value-type="float" office:value="75.8210137260706">
            <text:p>75.8210</text:p>
          </table:table-cell>
          <table:table-cell table:style-name="ce2" table:formula="of:=STDEV([.F4:.F53])" office:value-type="float" office:value="102.448394176716">
            <text:p>102.4484</text:p>
          </table:table-cell>
          <table:table-cell table:style-name="ce2" table:formula="of:=STDEV([.G4:.G53])" office:value-type="float" office:value="154.959565496214">
            <text:p>154.9596</text:p>
          </table:table-cell>
          <table:table-cell table:style-name="ce2" table:formula="of:=STDEV([.H4:.H53])" office:value-type="float" office:value="74.1837899670646">
            <text:p>74.1838</text:p>
          </table:table-cell>
          <table:table-cell table:style-name="ce2" table:formula="of:=STDEV([.I4:.I53])" office:value-type="float" office:value="89.3771851452584">
            <text:p>89.3772</text:p>
          </table:table-cell>
          <table:table-cell table:style-name="ce2" table:formula="of:=STDEV([.J4:.J53])" office:value-type="float" office:value="134.729515878962">
            <text:p>134.7295</text:p>
          </table:table-cell>
          <table:table-cell table:style-name="ce2" table:formula="of:=STDEV([.K4:.K53])" office:value-type="float" office:value="88.6632335277247">
            <text:p>88.6632</text:p>
          </table:table-cell>
          <table:table-cell table:style-name="ce2" table:formula="of:=STDEV([.L4:.L53])" office:value-type="float" office:value="65.8636067481697">
            <text:p>65.8636</text:p>
          </table:table-cell>
          <table:table-cell table:style-name="ce2" table:formula="of:=STDEV([.M4:.M53])" office:value-type="float" office:value="127.733785663778">
            <text:p>127.7338</text:p>
          </table:table-cell>
          <table:table-cell table:style-name="ce2" table:formula="of:=STDEV([.N4:.N53])" office:value-type="float" office:value="70.7436331598333">
            <text:p>70.7436</text:p>
          </table:table-cell>
          <table:table-cell table:style-name="ce2" table:formula="of:=STDEV([.O4:.O53])" office:value-type="float" office:value="101.241187069214">
            <text:p>101.2412</text:p>
          </table:table-cell>
          <table:table-cell table:style-name="ce2" table:formula="of:=STDEV([.P4:.P53])" office:value-type="float" office:value="145.20924943835">
            <text:p>145.2092</text:p>
          </table:table-cell>
          <table:table-cell table:style-name="ce2" table:formula="of:=STDEV([.Q4:.Q53])" office:value-type="float" office:value="69.2718660682057">
            <text:p>69.2719</text:p>
          </table:table-cell>
          <table:table-cell table:style-name="ce2" table:formula="of:=STDEV([.R4:.R53])" office:value-type="float" office:value="70.2173418895989">
            <text:p>70.2173</text:p>
          </table:table-cell>
          <table:table-cell table:style-name="ce2" table:formula="of:=STDEV([.S4:.S53])" office:value-type="float" office:value="114.669179888611">
            <text:p>114.6692</text:p>
          </table:table-cell>
          <table:table-cell table:style-name="ce2" table:formula="of:=STDEV([.T4:.T53])" office:value-type="float" office:value="91.9884841949784">
            <text:p>91.9885</text:p>
          </table:table-cell>
          <table:table-cell table:style-name="ce2" table:formula="of:=STDEV([.U4:.U53])" office:value-type="float" office:value="72.101753495618">
            <text:p>72.1018</text:p>
          </table:table-cell>
          <table:table-cell table:style-name="ce2" table:formula="of:=STDEV([.V4:.V53])" office:value-type="float" office:value="138.619786849217">
            <text:p>138.6198</text:p>
          </table:table-cell>
          <table:table-cell table:style-name="ce2" table:formula="of:=STDEV([.W4:.W53])" office:value-type="float" office:value="66.3403377151735">
            <text:p>66.3403</text:p>
          </table:table-cell>
          <table:table-cell table:style-name="ce2" table:formula="of:=STDEV([.X4:.X53])" office:value-type="float" office:value="88.8243876237528">
            <text:p>88.8244</text:p>
          </table:table-cell>
          <table:table-cell table:style-name="ce2" table:formula="of:=STDEV([.Y4:.Y53])" office:value-type="float" office:value="128.99736431416">
            <text:p>128.9974</text:p>
          </table:table-cell>
          <table:table-cell table:style-name="ce2" table:formula="of:=STDEV([.Z4:.Z53])" office:value-type="float" office:value="103.392900320741">
            <text:p>103.3929</text:p>
          </table:table-cell>
          <table:table-cell table:style-name="ce2" table:formula="of:=STDEV([.AA4:.AA53])" office:value-type="float" office:value="89.7049221683208">
            <text:p>89.7049</text:p>
          </table:table-cell>
          <table:table-cell table:style-name="ce2" table:formula="of:=STDEV([.AB4:.AB53])" office:value-type="float" office:value="158.726705184652">
            <text:p>158.7267</text:p>
          </table:table-cell>
          <table:table-cell table:style-name="ce2" table:formula="of:=STDEV([.AC4:.AC53])" office:value-type="float" office:value="96.1203773337138">
            <text:p>96.1204</text:p>
          </table:table-cell>
          <table:table-cell table:style-name="ce2" table:formula="of:=STDEV([.AD4:.AD53])" office:value-type="float" office:value="90.028405948073">
            <text:p>90.0284</text:p>
          </table:table-cell>
          <table:table-cell table:style-name="ce2" table:formula="of:=STDEV([.AE4:.AE53])" office:value-type="float" office:value="152.653423659943">
            <text:p>152.6534</text:p>
          </table:table-cell>
          <table:table-cell table:style-name="ce2" table:formula="of:=STDEV([.AF4:.AF53])" office:value-type="float" office:value="64.4533813492119">
            <text:p>64.4534</text:p>
          </table:table-cell>
          <table:table-cell table:style-name="ce2" table:formula="of:=STDEV([.AG4:.AG53])" office:value-type="float" office:value="89.4546401986013">
            <text:p>89.4546</text:p>
          </table:table-cell>
          <table:table-cell table:style-name="ce2" table:formula="of:=STDEV([.AH4:.AH53])" office:value-type="float" office:value="127.854108503499">
            <text:p>127.8541</text:p>
          </table:table-cell>
          <table:table-cell table:style-name="ce2" table:formula="of:=STDEV([.AI4:.AI53])" office:value-type="float" office:value="123.518320544784">
            <text:p>123.5183</text:p>
          </table:table-cell>
          <table:table-cell table:style-name="ce2" table:formula="of:=STDEV([.AJ4:.AJ53])" office:value-type="float" office:value="102.260140458199">
            <text:p>102.2601</text:p>
          </table:table-cell>
          <table:table-cell table:style-name="ce2" table:formula="of:=STDEV([.AK4:.AK53])" office:value-type="float" office:value="181.522814667738">
            <text:p>181.5228</text:p>
          </table:table-cell>
          <table:table-cell table:style-name="ce2" table:formula="of:=STDEV([.AL4:.AL53])" office:value-type="float" office:value="75.7370343184029">
            <text:p>75.7370</text:p>
          </table:table-cell>
          <table:table-cell table:style-name="ce2" table:formula="of:=STDEV([.AM4:.AM53])" office:value-type="float" office:value="72.4851145873047">
            <text:p>72.4851</text:p>
          </table:table-cell>
          <table:table-cell table:style-name="ce2" table:formula="of:=STDEV([.AN4:.AN53])" office:value-type="float" office:value="126.713457881013">
            <text:p>126.7135</text:p>
          </table:table-cell>
          <table:table-cell table:style-name="ce2" table:formula="of:=STDEV([.AO4:.AO53])" office:value-type="float" office:value="70.7262731542226">
            <text:p>70.7263</text:p>
          </table:table-cell>
          <table:table-cell table:style-name="ce2" table:formula="of:=STDEV([.AP4:.AP53])" office:value-type="float" office:value="66.278093773778">
            <text:p>66.2781</text:p>
          </table:table-cell>
          <table:table-cell table:style-name="ce2" table:formula="of:=STDEV([.AQ4:.AQ53])" office:value-type="float" office:value="116.378287125588">
            <text:p>116.3783</text:p>
          </table:table-cell>
          <table:table-cell table:style-name="ce2" table:formula="of:=STDEV([.AR4:.AR53])" office:value-type="float" office:value="71.7549145013917">
            <text:p>71.7549</text:p>
          </table:table-cell>
          <table:table-cell table:style-name="ce2" table:formula="of:=STDEV([.AS4:.AS53])" office:value-type="float" office:value="110.12838704282">
            <text:p>110.1284</text:p>
          </table:table-cell>
          <table:table-cell table:style-name="ce2" table:formula="of:=STDEV([.AT4:.AT53])" office:value-type="float" office:value="155.759364379278">
            <text:p>155.7594</text:p>
          </table:table-cell>
          <table:table-cell table:style-name="ce2" table:formula="of:=STDEV([.AU4:.AU53])" office:value-type="float" office:value="67.0024093383429">
            <text:p>67.0024</text:p>
          </table:table-cell>
          <table:table-cell table:style-name="ce2" table:formula="of:=STDEV([.AV4:.AV53])" office:value-type="float" office:value="106.318506845982">
            <text:p>106.3185</text:p>
          </table:table-cell>
          <table:table-cell table:style-name="ce2" table:formula="of:=STDEV([.AW4:.AW53])" office:value-type="float" office:value="144.991828059659">
            <text:p>144.9918</text:p>
          </table:table-cell>
          <table:table-cell table:style-name="ce2" table:formula="of:=STDEV([.AX4:.AX53])" office:value-type="float" office:value="101.916164026105">
            <text:p>101.9162</text:p>
          </table:table-cell>
          <table:table-cell table:style-name="ce2" table:formula="of:=STDEV([.AY4:.AY53])" office:value-type="float" office:value="364.735048371011">
            <text:p>364.7350</text:p>
          </table:table-cell>
          <table:table-cell table:style-name="ce2" table:formula="of:=STDEV([.AZ4:.AZ53])" office:value-type="float" office:value="378.783498552287">
            <text:p>378.7835</text:p>
          </table:table-cell>
          <table:table-cell table:style-name="ce2" table:formula="of:=STDEV([.BA4:.BA53])" office:value-type="float" office:value="89.3379024620935">
            <text:p>89.3379</text:p>
          </table:table-cell>
          <table:table-cell table:style-name="ce2" table:formula="of:=STDEV([.BB4:.BB53])" office:value-type="float" office:value="94.3742463140604">
            <text:p>94.3742</text:p>
          </table:table-cell>
          <table:table-cell table:style-name="ce2" table:formula="of:=STDEV([.BC4:.BC53])" office:value-type="float" office:value="149.604900061626">
            <text:p>149.6049</text:p>
          </table:table-cell>
          <table:table-cell table:style-name="ce2" table:formula="of:=STDEV([.BD4:.BD53])" office:value-type="float" office:value="93.2950662562341">
            <text:p>93.2951</text:p>
          </table:table-cell>
          <table:table-cell table:style-name="ce2" table:formula="of:=STDEV([.BE4:.BE53])" office:value-type="float" office:value="93.485838718045">
            <text:p>93.4858</text:p>
          </table:table-cell>
          <table:table-cell table:style-name="ce2" table:formula="of:=STDEV([.BF4:.BF53])" office:value-type="float" office:value="149.679657936541">
            <text:p>149.6797</text:p>
          </table:table-cell>
          <table:table-cell table:style-name="ce2" table:formula="of:=STDEV([.BG4:.BG53])" office:value-type="float" office:value="121.981236429282">
            <text:p>121.9812</text:p>
          </table:table-cell>
          <table:table-cell table:style-name="ce2" table:formula="of:=STDEV([.BH4:.BH53])" office:value-type="float" office:value="96.0904102331524">
            <text:p>96.0904</text:p>
          </table:table-cell>
          <table:table-cell table:style-name="ce2" table:formula="of:=STDEV([.BI4:.BI53])" office:value-type="float" office:value="171.461693228832">
            <text:p>171.4617</text:p>
          </table:table-cell>
          <table:table-cell table:style-name="ce2" table:formula="of:=STDEV([.BJ4:.BJ53])" office:value-type="float" office:value="91.5372679763354">
            <text:p>91.5373</text:p>
          </table:table-cell>
          <table:table-cell table:style-name="ce2" table:formula="of:=STDEV([.BK4:.BK53])" office:value-type="float" office:value="88.509934874163">
            <text:p>88.5099</text:p>
          </table:table-cell>
          <table:table-cell table:style-name="ce2" table:formula="of:=STDEV([.BL4:.BL53])" office:value-type="float" office:value="144.288961773921">
            <text:p>144.2890</text:p>
          </table:table-cell>
          <table:table-cell table:style-name="ce2" table:formula="of:=STDEV([.BM4:.BM53])" office:value-type="float" office:value="85.7570583755325">
            <text:p>85.7571</text:p>
          </table:table-cell>
          <table:table-cell table:style-name="ce2" table:formula="of:=STDEV([.BN4:.BN53])" office:value-type="float" office:value="90.325714466466">
            <text:p>90.3257</text:p>
          </table:table-cell>
          <table:table-cell table:style-name="ce2" table:formula="of:=STDEV([.BO4:.BO53])" office:value-type="float" office:value="141.91033242502">
            <text:p>141.9103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SUM([.B4:.C4])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SUM([.E4:.F4])"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H4:.I4])"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115">
            <text:p>115</text:p>
          </table:table-cell>
          <table:table-cell table:formula="of:=SUM([.K4:.L4])" office:value-type="float" office:value="164">
            <text:p>164</text:p>
          </table:table-cell>
          <table:table-cell office:value-type="float" office:value="93">
            <text:p>93</text:p>
          </table:table-cell>
          <table:table-cell office:value-type="float" office:value="261">
            <text:p>261</text:p>
          </table:table-cell>
          <table:table-cell table:formula="of:=SUM([.N4:.O4])" office:value-type="float" office:value="354">
            <text:p>354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formula="of:=SUM([.Q4:.R4])"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table:formula="of:=SUM([.T4:.U4])" office:value-type="float" office:value="40">
            <text:p>40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table:formula="of:=SUM([.W4:.X4])" office:value-type="float" office:value="98">
            <text:p>98</text:p>
          </table:table-cell>
          <table:table-cell office:value-type="float" office:value="90">
            <text:p>90</text:p>
          </table:table-cell>
          <table:table-cell office:value-type="float" office:value="296">
            <text:p>296</text:p>
          </table:table-cell>
          <table:table-cell table:formula="of:=SUM([.Z4:.AA4])" office:value-type="float" office:value="386">
            <text:p>386</text:p>
          </table:table-cell>
          <table:table-cell office:value-type="float" office:value="251">
            <text:p>251</text:p>
          </table:table-cell>
          <table:table-cell office:value-type="float" office:value="2">
            <text:p>2</text:p>
          </table:table-cell>
          <table:table-cell table:formula="of:=SUM([.AC4:.AD4])" office:value-type="float" office:value="253">
            <text:p>253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table:formula="of:=SUM([.AF4:.AG4])"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.AI4:.AJ4])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formula="of:=SUM([.AL4:.AM4])"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SUM([.AO4:.AP4])"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float" office:value="123">
            <text:p>123</text:p>
          </table:table-cell>
          <table:table-cell table:formula="of:=SUM([.AR4:.AS4])" office:value-type="float" office:value="170">
            <text:p>170</text:p>
          </table:table-cell>
          <table:table-cell office:value-type="float" office:value="91">
            <text:p>91</text:p>
          </table:table-cell>
          <table:table-cell office:value-type="float" office:value="564">
            <text:p>564</text:p>
          </table:table-cell>
          <table:table-cell table:formula="of:=SUM([.AU4:.AV4])" office:value-type="float" office:value="655">
            <text:p>65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SUM([.AX4:.AY4])"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formula="of:=SUM([.BA4:.BB4])" office:value-type="float" office:value="40">
            <text:p>40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table:formula="of:=SUM([.BD4:.BE4])" office:value-type="float" office:value="98">
            <text:p>98</text:p>
          </table:table-cell>
          <table:table-cell office:value-type="float" office:value="89">
            <text:p>89</text:p>
          </table:table-cell>
          <table:table-cell office:value-type="float" office:value="295">
            <text:p>295</text:p>
          </table:table-cell>
          <table:table-cell table:formula="of:=SUM([.BG4:.BH4])" office:value-type="float" office:value="384">
            <text:p>384</text:p>
          </table:table-cell>
          <table:table-cell office:value-type="float" office:value="206">
            <text:p>206</text:p>
          </table:table-cell>
          <table:table-cell office:value-type="float" office:value="3">
            <text:p>3</text:p>
          </table:table-cell>
          <table:table-cell table:formula="of:=SUM([.BJ4:.BK4])" office:value-type="float" office:value="209">
            <text:p>209</text:p>
          </table:table-cell>
          <table:table-cell office:value-type="float" office:value="21">
            <text:p>21</text:p>
          </table:table-cell>
          <table:table-cell office:value-type="float" office:value="68">
            <text:p>68</text:p>
          </table:table-cell>
          <table:table-cell table:formula="of:=SUM([.BM4:.BN4])" office:value-type="float" office:value="89">
            <text:p>89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SUM([.B5:.C5])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E5:.F5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H5:.I5])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SUM([.K5:.L5])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N5:.O5])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Q5:.R5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T5:.U5])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SUM([.W5:.X5])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Z5:.AA5])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SUM([.AC5:.AD5])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SUM([.AF5:.AG5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AI5:.AJ5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AL5:.AM5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AO5:.AP5])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SUM([.AR5:.AS5])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SUM([.AU5:.AV5])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AX5:.AY5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BA5:.BB5])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SUM([.BD5:.BE5])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G5:.BH5])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SUM([.BJ5:.BK5])"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BM5:.BN5])" office:value-type="float" office:value="8">
            <text:p>8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92">
            <text:p>92</text:p>
          </table:table-cell>
          <table:table-cell table:formula="of:=SUM([.B6:.C6])" office:value-type="float" office:value="112">
            <text:p>112</text:p>
          </table:table-cell>
          <table:table-cell office:value-type="float" office:value="294">
            <text:p>294</text:p>
          </table:table-cell>
          <table:table-cell office:value-type="float" office:value="312">
            <text:p>312</text:p>
          </table:table-cell>
          <table:table-cell table:formula="of:=SUM([.E6:.F6])" office:value-type="float" office:value="606">
            <text:p>60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SUM([.H6:.I6])"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table:formula="of:=SUM([.K6:.L6])"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table:formula="of:=SUM([.N6:.O6])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SUM([.Q6:.R6])" office:value-type="float" office:value="70">
            <text:p>70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table:formula="of:=SUM([.T6:.U6])" office:value-type="float" office:value="61">
            <text:p>61</text:p>
          </table:table-cell>
          <table:table-cell office:value-type="float" office:value="116">
            <text:p>116</text:p>
          </table:table-cell>
          <table:table-cell office:value-type="float" office:value="93">
            <text:p>93</text:p>
          </table:table-cell>
          <table:table-cell table:formula="of:=SUM([.W6:.X6])" office:value-type="float" office:value="209">
            <text:p>209</text:p>
          </table:table-cell>
          <table:table-cell office:value-type="float" office:value="326">
            <text:p>326</text:p>
          </table:table-cell>
          <table:table-cell office:value-type="float" office:value="54">
            <text:p>54</text:p>
          </table:table-cell>
          <table:table-cell table:formula="of:=SUM([.Z6:.AA6])"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AC6:.AD6])"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93">
            <text:p>93</text:p>
          </table:table-cell>
          <table:table-cell table:formula="of:=SUM([.AF6:.AG6])" office:value-type="float" office:value="126">
            <text:p>12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table:formula="of:=SUM([.AI6:.AJ6])" office:value-type="float" office:value="95">
            <text:p>95</text:p>
          </table:table-cell>
          <table:table-cell office:value-type="float" office:value="301">
            <text:p>301</text:p>
          </table:table-cell>
          <table:table-cell office:value-type="float" office:value="209">
            <text:p>209</text:p>
          </table:table-cell>
          <table:table-cell table:formula="of:=SUM([.AL6:.AM6])" office:value-type="float" office:value="510">
            <text:p>51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SUM([.AO6:.AP6])"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table:formula="of:=SUM([.AR6:.AS6])"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AU6:.AV6])" office:value-type="float" office:value="3">
            <text:p>3</text:p>
          </table:table-cell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table:formula="of:=SUM([.AX6:.AY6])" office:value-type="float" office:value="189">
            <text:p>189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table:formula="of:=SUM([.BA6:.BB6])" office:value-type="float" office:value="60">
            <text:p>60</text:p>
          </table:table-cell>
          <table:table-cell office:value-type="float" office:value="114">
            <text:p>114</text:p>
          </table:table-cell>
          <table:table-cell office:value-type="float" office:value="93">
            <text:p>93</text:p>
          </table:table-cell>
          <table:table-cell table:formula="of:=SUM([.BD6:.BE6])" office:value-type="float" office:value="207">
            <text:p>207</text:p>
          </table:table-cell>
          <table:table-cell office:value-type="float" office:value="560">
            <text:p>560</text:p>
          </table:table-cell>
          <table:table-cell office:value-type="float" office:value="55">
            <text:p>55</text:p>
          </table:table-cell>
          <table:table-cell table:formula="of:=SUM([.BG6:.BH6])" office:value-type="float" office:value="615">
            <text:p>6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BJ6:.BK6])"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94">
            <text:p>94</text:p>
          </table:table-cell>
          <table:table-cell table:formula="of:=SUM([.BM6:.BN6])" office:value-type="float" office:value="127">
            <text:p>127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7:.C7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SUM([.E7:.F7])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H7:.I7])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.K7:.L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SUM([.N7:.O7])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Q7:.R7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T7:.U7])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.W7:.X7])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Z7:.AA7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AC7:.AD7]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SUM([.AF7:.AG7])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AI7:.AJ7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SUM([.AL7:.AM7])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AO7:.AP7])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SUM([.AR7:.AS7])"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SUM([.AU7:.AV7])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AX7:.AY7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BA7:.BB7])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.BD7:.BE7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BG7:.BH7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J7:.BK7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SUM([.BM7:.BN7])" office:value-type="float" office:value="11">
            <text:p>11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506">
            <text:p>506</text:p>
          </table:table-cell>
          <table:table-cell table:formula="of:=SUM([.B8:.C8])" office:value-type="float" office:value="594">
            <text:p>594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table:formula="of:=SUM([.E8:.F8])" office:value-type="float" office:value="123">
            <text:p>123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formula="of:=SUM([.H8:.I8])" office:value-type="float" office:value="39">
            <text:p>39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table:formula="of:=SUM([.K8:.L8])"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299">
            <text:p>299</text:p>
          </table:table-cell>
          <table:table-cell table:formula="of:=SUM([.N8:.O8])" office:value-type="float" office:value="391">
            <text:p>391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table:formula="of:=SUM([.Q8:.R8])" office:value-type="float" office:value="206">
            <text:p>206</text:p>
          </table:table-cell>
          <table:table-cell office:value-type="float" office:value="24">
            <text:p>24</text:p>
          </table:table-cell>
          <table:table-cell office:value-type="float" office:value="67">
            <text:p>67</text:p>
          </table:table-cell>
          <table:table-cell table:formula="of:=SUM([.T8:.U8])"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W8:.X8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SUM([.Z8:.AA8])"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SUM([.AC8:.AD8])"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114">
            <text:p>114</text:p>
          </table:table-cell>
          <table:table-cell table:formula="of:=SUM([.AF8:.AG8])" office:value-type="float" office:value="162">
            <text:p>162</text:p>
          </table:table-cell>
          <table:table-cell office:value-type="float" office:value="91">
            <text:p>91</text:p>
          </table:table-cell>
          <table:table-cell office:value-type="float" office:value="551">
            <text:p>551</text:p>
          </table:table-cell>
          <table:table-cell table:formula="of:=SUM([.AI8:.AJ8])" office:value-type="float" office:value="642">
            <text:p>64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formula="of:=SUM([.AL8:.AM8])"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formula="of:=SUM([.AO8:.AP8])" office:value-type="float" office:value="39">
            <text:p>39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table:formula="of:=SUM([.AR8:.AS8])" office:value-type="float" office:value="99">
            <text:p>99</text:p>
          </table:table-cell>
          <table:table-cell office:value-type="float" office:value="90">
            <text:p>90</text:p>
          </table:table-cell>
          <table:table-cell office:value-type="float" office:value="294">
            <text:p>294</text:p>
          </table:table-cell>
          <table:table-cell table:formula="of:=SUM([.AU8:.AV8])" office:value-type="float" office:value="384">
            <text:p>384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table:formula="of:=SUM([.AX8:.AY8])" office:value-type="float" office:value="207">
            <text:p>207</text:p>
          </table:table-cell>
          <table:table-cell office:value-type="float" office:value="21">
            <text:p>21</text:p>
          </table:table-cell>
          <table:table-cell office:value-type="float" office:value="66">
            <text:p>66</text:p>
          </table:table-cell>
          <table:table-cell table:formula="of:=SUM([.BA8:.BB8])"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BD8:.BE8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table:formula="of:=SUM([.BG8:.BH8])"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BJ8:.BK8])"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118">
            <text:p>118</text:p>
          </table:table-cell>
          <table:table-cell table:formula="of:=SUM([.BM8:.BN8])" office:value-type="float" office:value="166">
            <text:p>166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B9:.C9])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E9:.F9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H9:.I9])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SUM([.K9:.L9])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formula="of:=SUM([.N9:.O9])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SUM([.Q9:.R9])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SUM([.T9:.U9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W9:.X9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Z9:.AA9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AC9:.AD9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SUM([.AF9:.AG9])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AI9:.AJ9])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AL9:.AM9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AO9:.AP9])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SUM([.AR9:.AS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SUM([.AU9:.AV9])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SUM([.AX9:.AY9])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BA9:.BB9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D9:.BE9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G9:.BH9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J9:.BK9]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SUM([.BM9:.BN9])" office:value-type="float" office:value="13">
            <text:p>13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10:.C10])"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SUM([.E10:.F10])" office:value-type="float" office:value="71">
            <text:p>71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formula="of:=SUM([.H10:.I10])" office:value-type="float" office:value="62">
            <text:p>62</text:p>
          </table:table-cell>
          <table:table-cell office:value-type="float" office:value="123">
            <text:p>123</text:p>
          </table:table-cell>
          <table:table-cell office:value-type="float" office:value="91">
            <text:p>91</text:p>
          </table:table-cell>
          <table:table-cell table:formula="of:=SUM([.K10:.L10])" office:value-type="float" office:value="214">
            <text:p>214</text:p>
          </table:table-cell>
          <table:table-cell office:value-type="float" office:value="327">
            <text:p>327</text:p>
          </table:table-cell>
          <table:table-cell office:value-type="float" office:value="55">
            <text:p>55</text:p>
          </table:table-cell>
          <table:table-cell table:formula="of:=SUM([.N10:.O10])" office:value-type="float" office:value="382">
            <text:p>38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Q10:.R10])"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94">
            <text:p>94</text:p>
          </table:table-cell>
          <table:table-cell table:formula="of:=SUM([.T10:.U10])" office:value-type="float" office:value="131">
            <text:p>131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table:formula="of:=SUM([.W10:.X10])" office:value-type="float" office:value="97">
            <text:p>97</text:p>
          </table:table-cell>
          <table:table-cell office:value-type="float" office:value="287">
            <text:p>287</text:p>
          </table:table-cell>
          <table:table-cell office:value-type="float" office:value="204">
            <text:p>204</text:p>
          </table:table-cell>
          <table:table-cell table:formula="of:=SUM([.Z10:.AA10])" office:value-type="float" office:value="491">
            <text:p>49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formula="of:=SUM([.AC10:.AD10])"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table:formula="of:=SUM([.AF10:.AG10])"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 table:formula="of:=SUM([.AI10:.AJ10])"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table:formula="of:=SUM([.AL10:.AM10])"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table:formula="of:=SUM([.AO10:.AP10])" office:value-type="float" office:value="61">
            <text:p>61</text:p>
          </table:table-cell>
          <table:table-cell office:value-type="float" office:value="123">
            <text:p>123</text:p>
          </table:table-cell>
          <table:table-cell office:value-type="float" office:value="92">
            <text:p>92</text:p>
          </table:table-cell>
          <table:table-cell table:formula="of:=SUM([.AR10:.AS10])" office:value-type="float" office:value="215">
            <text:p>215</text:p>
          </table:table-cell>
          <table:table-cell office:value-type="float" office:value="325">
            <text:p>325</text:p>
          </table:table-cell>
          <table:table-cell office:value-type="float" office:value="54">
            <text:p>54</text:p>
          </table:table-cell>
          <table:table-cell table:formula="of:=SUM([.AU10:.AV10])" office:value-type="float" office:value="379">
            <text:p>37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AX10:.AY10])"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93">
            <text:p>93</text:p>
          </table:table-cell>
          <table:table-cell table:formula="of:=SUM([.BA10:.BB10])"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147">
            <text:p>147</text:p>
          </table:table-cell>
          <table:table-cell table:formula="of:=SUM([.BD10:.BE10])" office:value-type="float" office:value="152">
            <text:p>152</text:p>
          </table:table-cell>
          <table:table-cell office:value-type="float" office:value="297">
            <text:p>297</text:p>
          </table:table-cell>
          <table:table-cell office:value-type="float" office:value="204">
            <text:p>204</text:p>
          </table:table-cell>
          <table:table-cell table:formula="of:=SUM([.BG10:.BH10])" office:value-type="float" office:value="501">
            <text:p>50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formula="of:=SUM([.BJ10:.BK10])"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table:formula="of:=SUM([.BM10:.BN10])" office:value-type="float" office:value="74">
            <text:p>74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11:.C11])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E11:.F11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H11:.I11])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SUM([.K11:.L11])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N11:.O11])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Q11:.R11])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SUM([.T11:.U11])"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formula="of:=SUM([.W11:.X11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SUM([.Z11:.AA11])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AC11:.AD11])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SUM([.AF11:.AG11])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AI11:.AJ11])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AL11:.AM11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AO11:.AP11])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.AR11:.AS11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AU11:.AV11])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SUM([.AX11:.AY11]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SUM([.BA11:.BB11])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D11:.BE11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SUM([.BG11:.BH11])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J11:.BK11])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SUM([.BM11:.BN11])" office:value-type="float" office:value="8">
            <text:p>8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296">
            <text:p>296</text:p>
          </table:table-cell>
          <table:table-cell table:formula="of:=SUM([.B12:.C12])" office:value-type="float" office:value="385">
            <text:p>385</text:p>
          </table:table-cell>
          <table:table-cell office:value-type="float" office:value="207">
            <text:p>207</text:p>
          </table:table-cell>
          <table:table-cell office:value-type="float" office:value="3">
            <text:p>3</text:p>
          </table:table-cell>
          <table:table-cell table:formula="of:=SUM([.E12:.F12])" office:value-type="float" office:value="210">
            <text:p>210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table:formula="of:=SUM([.H12:.I12])"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K12:.L12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formula="of:=SUM([.N12:.O12])" office:value-type="float" office:value="72">
            <text:p>72</text:p>
          </table:table-cell>
          <table:table-cell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formula="of:=SUM([.Q12:.R12])"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table:formula="of:=SUM([.T12:.U12])" office:value-type="float" office:value="178">
            <text:p>178</text:p>
          </table:table-cell>
          <table:table-cell office:value-type="float" office:value="89">
            <text:p>89</text:p>
          </table:table-cell>
          <table:table-cell office:value-type="float" office:value="515">
            <text:p>515</text:p>
          </table:table-cell>
          <table:table-cell table:formula="of:=SUM([.W12:.X12])" office:value-type="float" office:value="604">
            <text:p>60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f:=SUM([.Z12:.AA12])"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formula="of:=SUM([.AC12:.AD12])" office:value-type="float" office:value="39">
            <text:p>39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table:formula="of:=SUM([.AF12:.AG12])"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297">
            <text:p>297</text:p>
          </table:table-cell>
          <table:table-cell table:formula="of:=SUM([.AI12:.AJ12])" office:value-type="float" office:value="392">
            <text:p>392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table:formula="of:=SUM([.AL12:.AM12])" office:value-type="float" office:value="209">
            <text:p>209</text:p>
          </table:table-cell>
          <table:table-cell office:value-type="float" office:value="21">
            <text:p>21</text:p>
          </table:table-cell>
          <table:table-cell office:value-type="float" office:value="68">
            <text:p>68</text:p>
          </table:table-cell>
          <table:table-cell table:formula="of:=SUM([.AO12:.AP12])"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AR12:.AS12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table:formula="of:=SUM([.AU12:.AV12])"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SUM([.AX12:.AY12])"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122">
            <text:p>122</text:p>
          </table:table-cell>
          <table:table-cell table:formula="of:=SUM([.BA12:.BB12])" office:value-type="float" office:value="170">
            <text:p>170</text:p>
          </table:table-cell>
          <table:table-cell office:value-type="float" office:value="92">
            <text:p>92</text:p>
          </table:table-cell>
          <table:table-cell office:value-type="float" office:value="329">
            <text:p>329</text:p>
          </table:table-cell>
          <table:table-cell table:formula="of:=SUM([.BD12:.BE12])" office:value-type="float" office:value="421">
            <text:p>42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SUM([.BG12:.BH12])"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formula="of:=SUM([.BJ12:.BK12])"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formula="of:=SUM([.BM12:.BN12])" office:value-type="float" office:value="105">
            <text:p>105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13:.C13])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SUM([.E13:.F13])"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SUM([.H13:.I13])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K13:.L13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N13:.O13])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Q13:.R13])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SUM([.T13:.U13])"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formula="of:=SUM([.W13:.X13])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Z13:.AA13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AC13:.AD13])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SUM([.AF13:.AG1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SUM([.AI13:.AJ13])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table:formula="of:=SUM([.AL13:.AM13])"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SUM([.AO13:.AP13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AR13:.AS1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AU13:.AV13])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SUM([.AX13:.AY13])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SUM([.BA13:.BB13])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SUM([.BD13:.BE13])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BG13:.BH13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J13:.BK13])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SUM([.BM13:.BN13])" office:value-type="float" office:value="9">
            <text:p>9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330">
            <text:p>330</text:p>
          </table:table-cell>
          <table:table-cell office:value-type="float" office:value="55">
            <text:p>55</text:p>
          </table:table-cell>
          <table:table-cell table:formula="of:=SUM([.B14:.C14])" office:value-type="float" office:value="385">
            <text:p>38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E14:.F14])"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94">
            <text:p>94</text:p>
          </table:table-cell>
          <table:table-cell table:formula="of:=SUM([.H14:.I14])" office:value-type="float" office:value="127">
            <text:p>12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table:formula="of:=SUM([.K14:.L14])" office:value-type="float" office:value="95">
            <text:p>95</text:p>
          </table:table-cell>
          <table:table-cell office:value-type="float" office:value="295">
            <text:p>295</text:p>
          </table:table-cell>
          <table:table-cell office:value-type="float" office:value="206">
            <text:p>206</text:p>
          </table:table-cell>
          <table:table-cell table:formula="of:=SUM([.N14:.O14])" office:value-type="float" office:value="501">
            <text:p>50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formula="of:=SUM([.Q14:.R14])" office:value-type="float" office:value="23">
            <text:p>23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table:formula="of:=SUM([.T14:.U14])"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table:formula="of:=SUM([.W14:.X14])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SUM([.Z14:.AA14])" office:value-type="float" office:value="71">
            <text:p>71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table:formula="of:=SUM([.AC14:.AD14])" office:value-type="float" office:value="60">
            <text:p>60</text:p>
          </table:table-cell>
          <table:table-cell office:value-type="float" office:value="116">
            <text:p>116</text:p>
          </table:table-cell>
          <table:table-cell office:value-type="float" office:value="92">
            <text:p>92</text:p>
          </table:table-cell>
          <table:table-cell table:formula="of:=SUM([.AF14:.AG14])" office:value-type="float" office:value="208">
            <text:p>208</text:p>
          </table:table-cell>
          <table:table-cell office:value-type="float" office:value="632">
            <text:p>632</text:p>
          </table:table-cell>
          <table:table-cell office:value-type="float" office:value="55">
            <text:p>55</text:p>
          </table:table-cell>
          <table:table-cell table:formula="of:=SUM([.AI14:.AJ14])" office:value-type="float" office:value="687">
            <text:p>68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AL14:.AM14])"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float" office:value="94">
            <text:p>94</text:p>
          </table:table-cell>
          <table:table-cell table:formula="of:=SUM([.AO14:.AP14])" office:value-type="float" office:value="162">
            <text:p>162</text:p>
          </table:table-cell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  <table:table-cell table:formula="of:=SUM([.AR14:.AS14])" office:value-type="float" office:value="138">
            <text:p>138</text:p>
          </table:table-cell>
          <table:table-cell office:value-type="float" office:value="229">
            <text:p>229</text:p>
          </table:table-cell>
          <table:table-cell office:value-type="float" office:value="204">
            <text:p>204</text:p>
          </table:table-cell>
          <table:table-cell table:formula="of:=SUM([.AU14:.AV14])" office:value-type="float" office:value="433">
            <text:p>43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SUM([.AX14:.AY14])"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table:formula="of:=SUM([.BA14:.BB14])"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D14:.BE14])" office:value-type="float" office:value="3">
            <text:p>3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table:formula="of:=SUM([.BG14:.BH14])" office:value-type="float" office:value="135">
            <text:p>135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table:formula="of:=SUM([.BJ14:.BK14])" office:value-type="float" office:value="60">
            <text:p>60</text:p>
          </table:table-cell>
          <table:table-cell office:value-type="float" office:value="117">
            <text:p>117</text:p>
          </table:table-cell>
          <table:table-cell office:value-type="float" office:value="93">
            <text:p>93</text:p>
          </table:table-cell>
          <table:table-cell table:formula="of:=SUM([.BM14:.BN14])" office:value-type="float" office:value="210">
            <text:p>210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B15:.C15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E15:.F15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SUM([.H15:.I15])"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SUM([.K15:.L15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table:formula="of:=SUM([.N15:.O15])" office:value-type="float" office:value="102">
            <text:p>102</text:p>
          </table:table-cell>
          <table:table-cell table:number-columns-repeated="2" office:value-type="float" office:value="1">
            <text:p>1</text:p>
          </table:table-cell>
          <table:table-cell table:formula="of:=SUM([.Q15:.R15])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.T15:.U15])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SUM([.W15:.X15])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Z15:.AA15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AC15:.AD15])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.AF15:.AG15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AI15:.AJ15])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SUM([.AL15:.AM15]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SUM([.AO15:.AP15])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AR15:.AS15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SUM([.AU15:.AV15])"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formula="of:=SUM([.AX15:.AY15])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SUM([.BA15:.BB15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D15:.BE15])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BG15:.BH15])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BJ15:.BK15])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.BM15:.BN15])" office:value-type="float" office:value="10">
            <text:p>10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table:formula="of:=SUM([.B16:.C16])"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SUM([.E16:.F16])"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float" office:value="116">
            <text:p>116</text:p>
          </table:table-cell>
          <table:table-cell table:formula="of:=SUM([.H16:.I16])" office:value-type="float" office:value="165">
            <text:p>165</text:p>
          </table:table-cell>
          <table:table-cell office:value-type="float" office:value="92">
            <text:p>92</text:p>
          </table:table-cell>
          <table:table-cell office:value-type="float" office:value="324">
            <text:p>324</text:p>
          </table:table-cell>
          <table:table-cell table:formula="of:=SUM([.K16:.L16])" office:value-type="float" office:value="416">
            <text:p>41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f:=SUM([.N16:.O16])"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formula="of:=SUM([.Q16:.R16])" office:value-type="float" office:value="39">
            <text:p>39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table:formula="of:=SUM([.T16:.U16])" office:value-type="float" office:value="99">
            <text:p>99</text:p>
          </table:table-cell>
          <table:table-cell office:value-type="float" office:value="88">
            <text:p>88</text:p>
          </table:table-cell>
          <table:table-cell office:value-type="float" office:value="296">
            <text:p>296</text:p>
          </table:table-cell>
          <table:table-cell table:formula="of:=SUM([.W16:.X16])" office:value-type="float" office:value="384">
            <text:p>384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table:formula="of:=SUM([.Z16:.AA16])" office:value-type="float" office:value="287">
            <text:p>287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table:formula="of:=SUM([.AC16:.AD16])"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AF16:.AG16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SUM([.AI16:.AJ16])"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SUM([.AL16:.AM16])" office:value-type="float" office:value="14">
            <text:p>14</text:p>
          </table:table-cell>
          <table:table-cell office:value-type="float" office:value="48">
            <text:p>48</text:p>
          </table:table-cell>
          <table:table-cell office:value-type="float" office:value="117">
            <text:p>117</text:p>
          </table:table-cell>
          <table:table-cell table:formula="of:=SUM([.AO16:.AP16])"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528">
            <text:p>528</text:p>
          </table:table-cell>
          <table:table-cell table:formula="of:=SUM([.AR16:.AS16])" office:value-type="float" office:value="619">
            <text:p>61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SUM([.AU16:.AV16])"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formula="of:=SUM([.AX16:.AY16])" office:value-type="float" office:value="39">
            <text:p>39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table:formula="of:=SUM([.BA16:.BB16])" office:value-type="float" office:value="99">
            <text:p>99</text:p>
          </table:table-cell>
          <table:table-cell office:value-type="float" office:value="90">
            <text:p>90</text:p>
          </table:table-cell>
          <table:table-cell office:value-type="float" office:value="529">
            <text:p>529</text:p>
          </table:table-cell>
          <table:table-cell table:formula="of:=SUM([.BD16:.BE16])" office:value-type="float" office:value="619">
            <text:p>619</text:p>
          </table:table-cell>
          <table:table-cell office:value-type="float" office:value="203">
            <text:p>203</text:p>
          </table:table-cell>
          <table:table-cell office:value-type="float" office:value="4">
            <text:p>4</text:p>
          </table:table-cell>
          <table:table-cell table:formula="of:=SUM([.BG16:.BH16])" office:value-type="float" office:value="207">
            <text:p>207</text:p>
          </table:table-cell>
          <table:table-cell office:value-type="float" office:value="21">
            <text:p>21</text:p>
          </table:table-cell>
          <table:table-cell office:value-type="float" office:value="66">
            <text:p>66</text:p>
          </table:table-cell>
          <table:table-cell table:formula="of:=SUM([.BJ16:.BK16])"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BM16:.BN16])" office:value-type="float" office:value="6">
            <text:p>6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17:.C17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E17:.F17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SUM([.H17:.I17])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K17:.L17])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N17:.O17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Q17:.R17])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SUM([.T17:.U17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W17:.X17])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SUM([.Z17:.AA17])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SUM([.AC17:.AD17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AF17:.AG17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AI17:.AJ17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AL17:.AM17])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SUM([.AO17:.AP17])"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SUM([.AR17:.AS17])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AU17:.AV17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AX17:.AY17])"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SUM([.BA17:.BB17])"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formula="of:=SUM([.BD17:.BE17])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SUM([.BG17:.BH17])"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BJ17:.BK17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M17:.BN17])" office:value-type="float" office:value="1">
            <text:p>1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232">
            <text:p>232</text:p>
          </table:table-cell>
          <table:table-cell office:value-type="float" office:value="207">
            <text:p>207</text:p>
          </table:table-cell>
          <table:table-cell table:formula="of:=SUM([.B18:.C18])" office:value-type="float" office:value="439">
            <text:p>439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formula="of:=SUM([.E18:.F18])"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table:formula="of:=SUM([.H18:.I18])"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 table:formula="of:=SUM([.K18:.L18])"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f:=SUM([.N18:.O18])" office:value-type="float" office:value="71">
            <text:p>71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table:formula="of:=SUM([.Q18:.R18])" office:value-type="float" office:value="60">
            <text:p>60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table:formula="of:=SUM([.T18:.U18])" office:value-type="float" office:value="206">
            <text:p>206</text:p>
          </table:table-cell>
          <table:table-cell office:value-type="float" office:value="323">
            <text:p>323</text:p>
          </table:table-cell>
          <table:table-cell office:value-type="float" office:value="55">
            <text:p>55</text:p>
          </table:table-cell>
          <table:table-cell table:formula="of:=SUM([.W18:.X18])"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Z18:.AA18])"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93">
            <text:p>93</text:p>
          </table:table-cell>
          <table:table-cell table:formula="of:=SUM([.AC18:.AD18])" office:value-type="float" office:value="125">
            <text:p>125</text:p>
          </table:table-cell>
          <table:table-cell office:value-type="float" office:value="6">
            <text:p>6</text:p>
          </table:table-cell>
          <table:table-cell office:value-type="float" office:value="92">
            <text:p>92</text:p>
          </table:table-cell>
          <table:table-cell table:formula="of:=SUM([.AF18:.AG18])" office:value-type="float" office:value="98">
            <text:p>98</text:p>
          </table:table-cell>
          <table:table-cell office:value-type="float" office:value="583">
            <text:p>583</text:p>
          </table:table-cell>
          <table:table-cell office:value-type="float" office:value="204">
            <text:p>204</text:p>
          </table:table-cell>
          <table:table-cell table:formula="of:=SUM([.AI18:.AJ18])" office:value-type="float" office:value="787">
            <text:p>787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formula="of:=SUM([.AL18:.AM18])"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table:formula="of:=SUM([.AO18:.AP18])"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AR18:.AS18])"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SUM([.AU18:.AV18])"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table:formula="of:=SUM([.AX18:.AY18])" office:value-type="float" office:value="60">
            <text:p>60</text:p>
          </table:table-cell>
          <table:table-cell office:value-type="float" office:value="115">
            <text:p>115</text:p>
          </table:table-cell>
          <table:table-cell office:value-type="float" office:value="93">
            <text:p>93</text:p>
          </table:table-cell>
          <table:table-cell table:formula="of:=SUM([.BA18:.BB18])" office:value-type="float" office:value="208">
            <text:p>208</text:p>
          </table:table-cell>
          <table:table-cell office:value-type="float" office:value="552">
            <text:p>552</text:p>
          </table:table-cell>
          <table:table-cell office:value-type="float" office:value="56">
            <text:p>56</text:p>
          </table:table-cell>
          <table:table-cell table:formula="of:=SUM([.BD18:.BE18])" office:value-type="float" office:value="608">
            <text:p>60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SUM([.BG18:.BH18])"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95">
            <text:p>95</text:p>
          </table:table-cell>
          <table:table-cell table:formula="of:=SUM([.BJ18:.BK18])"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  <table:table-cell table:formula="of:=SUM([.BM18:.BN18])" office:value-type="float" office:value="150">
            <text:p>150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SUM([.B19:.C19])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E19:.F19])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SUM([.H19:.I1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SUM([.K19:.L19])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N19:.O19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SUM([.Q19:.R19])"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SUM([.T19:.U19])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W19:.X19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Z19:.AA19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SUM([.AC19:.AD19])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AF19:.AG19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SUM([.AI19:.AJ19])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AL19:.AM19])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SUM([.AO19:.AP19])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AR19:.AS19])"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table:formula="of:=SUM([.AU19:.AV19])"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AX19:.AY19])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.BA19:.BB19])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D19:.BE19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G19:.BH19])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SUM([.BJ19:.BK19])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M19:.BN19])" office:value-type="float" office:value="1">
            <text:p>1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formula="of:=SUM([.B20:.C20])"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formula="of:=SUM([.E20:.F20])" office:value-type="float" office:value="39">
            <text:p>39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table:formula="of:=SUM([.H20:.I20])" office:value-type="float" office:value="98">
            <text:p>98</text:p>
          </table:table-cell>
          <table:table-cell office:value-type="float" office:value="89">
            <text:p>89</text:p>
          </table:table-cell>
          <table:table-cell office:value-type="float" office:value="230">
            <text:p>230</text:p>
          </table:table-cell>
          <table:table-cell table:formula="of:=SUM([.K20:.L20])" office:value-type="float" office:value="319">
            <text:p>319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table:formula="of:=SUM([.N20:.O20])" office:value-type="float" office:value="206">
            <text:p>206</text:p>
          </table:table-cell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table:formula="of:=SUM([.Q20:.R20])"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T20:.U20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SUM([.W20:.X20])"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SUM([.Z20:.AA20])"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124">
            <text:p>124</text:p>
          </table:table-cell>
          <table:table-cell table:formula="of:=SUM([.AC20:.AD20])" office:value-type="float" office:value="172">
            <text:p>172</text:p>
          </table:table-cell>
          <table:table-cell office:value-type="float" office:value="93">
            <text:p>93</text:p>
          </table:table-cell>
          <table:table-cell office:value-type="float" office:value="518">
            <text:p>518</text:p>
          </table:table-cell>
          <table:table-cell table:formula="of:=SUM([.AF20:.AG20])" office:value-type="float" office:value="611">
            <text:p>61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SUM([.AI20:.AJ20])"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formula="of:=SUM([.AL20:.AM20])" office:value-type="float" office:value="40">
            <text:p>40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table:formula="of:=SUM([.AO20:.AP20])" office:value-type="float" office:value="99">
            <text:p>99</text:p>
          </table:table-cell>
          <table:table-cell office:value-type="float" office:value="149">
            <text:p>149</text:p>
          </table:table-cell>
          <table:table-cell office:value-type="float" office:value="509">
            <text:p>509</text:p>
          </table:table-cell>
          <table:table-cell table:formula="of:=SUM([.AR20:.AS20])" office:value-type="float" office:value="658">
            <text:p>658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table:formula="of:=SUM([.AU20:.AV20])" office:value-type="float" office:value="209">
            <text:p>209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table:formula="of:=SUM([.AX20:.AY20])"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BA20:.BB20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table:formula="of:=SUM([.BD20:.BE20])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SUM([.BG20:.BH20])"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114">
            <text:p>114</text:p>
          </table:table-cell>
          <table:table-cell table:formula="of:=SUM([.BJ20:.BK20])" office:value-type="float" office:value="163">
            <text:p>163</text:p>
          </table:table-cell>
          <table:table-cell office:value-type="float" office:value="92">
            <text:p>92</text:p>
          </table:table-cell>
          <table:table-cell office:value-type="float" office:value="518">
            <text:p>518</text:p>
          </table:table-cell>
          <table:table-cell table:formula="of:=SUM([.BM20:.BN20])" office:value-type="float" office:value="610">
            <text:p>610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B21:.C21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E21:.F21])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.H21:.I2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SUM([.K21:.L21])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SUM([.N21:.O21])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SUM([.Q21:.R21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T21:.U21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W21:.X21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Z21:.AA21])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SUM([.AC21:.AD21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AF21:.AG21])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AI21:.AJ21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AL21:.AM21])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.AO21:.AP21])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AR21:.AS21])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SUM([.AU21:.AV21])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AX21:.AY21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A21:.BB21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D21:.BE21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G21:.BH21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SUM([.BJ21:.BK21])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SUM([.BM21:.BN21])" office:value-type="float" office:value="2">
            <text:p>2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table:formula="of:=SUM([.B22:.C22])" office:value-type="float" office:value="74">
            <text:p>74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table:formula="of:=SUM([.E22:.F22])" office:value-type="float" office:value="60">
            <text:p>60</text:p>
          </table:table-cell>
          <table:table-cell office:value-type="float" office:value="123">
            <text:p>123</text:p>
          </table:table-cell>
          <table:table-cell office:value-type="float" office:value="135">
            <text:p>135</text:p>
          </table:table-cell>
          <table:table-cell table:formula="of:=SUM([.H22:.I22])" office:value-type="float" office:value="258">
            <text:p>258</text:p>
          </table:table-cell>
          <table:table-cell office:value-type="float" office:value="515">
            <text:p>515</text:p>
          </table:table-cell>
          <table:table-cell office:value-type="float" office:value="56">
            <text:p>56</text:p>
          </table:table-cell>
          <table:table-cell table:formula="of:=SUM([.K22:.L22])" office:value-type="float" office:value="571">
            <text:p>57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N22:.O22])"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93">
            <text:p>93</text:p>
          </table:table-cell>
          <table:table-cell table:formula="of:=SUM([.Q22:.R22])" office:value-type="float" office:value="131">
            <text:p>131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table:formula="of:=SUM([.T22:.U22])" office:value-type="float" office:value="95">
            <text:p>95</text:p>
          </table:table-cell>
          <table:table-cell office:value-type="float" office:value="230">
            <text:p>230</text:p>
          </table:table-cell>
          <table:table-cell office:value-type="float" office:value="204">
            <text:p>204</text:p>
          </table:table-cell>
          <table:table-cell table:formula="of:=SUM([.W22:.X22])" office:value-type="float" office:value="434">
            <text:p>434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formula="of:=SUM([.Z22:.AA22])"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table:formula="of:=SUM([.AC22:.AD22])"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 table:formula="of:=SUM([.AF22:.AG22])"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formula="of:=SUM([.AI22:.AJ22])"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table:formula="of:=SUM([.AL22:.AM22])" office:value-type="float" office:value="87">
            <text:p>87</text:p>
          </table:table-cell>
          <table:table-cell office:value-type="float" office:value="116">
            <text:p>116</text:p>
          </table:table-cell>
          <table:table-cell office:value-type="float" office:value="93">
            <text:p>93</text:p>
          </table:table-cell>
          <table:table-cell table:formula="of:=SUM([.AO22:.AP22])" office:value-type="float" office:value="209">
            <text:p>209</text:p>
          </table:table-cell>
          <table:table-cell office:value-type="float" office:value="324">
            <text:p>324</text:p>
          </table:table-cell>
          <table:table-cell office:value-type="float" office:value="55">
            <text:p>55</text:p>
          </table:table-cell>
          <table:table-cell table:formula="of:=SUM([.AR22:.AS22])"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AU22:.AV22])"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float" office:value="93">
            <text:p>93</text:p>
          </table:table-cell>
          <table:table-cell table:formula="of:=SUM([.AX22:.AY22])" office:value-type="float" office:value="161">
            <text:p>161</text:p>
          </table:table-cell>
          <table:table-cell office:value-type="float" office:value="6">
            <text:p>6</text:p>
          </table:table-cell>
          <table:table-cell office:value-type="float" office:value="146">
            <text:p>146</text:p>
          </table:table-cell>
          <table:table-cell table:formula="of:=SUM([.BA22:.BB22])" office:value-type="float" office:value="152">
            <text:p>152</text:p>
          </table:table-cell>
          <table:table-cell office:value-type="float" office:value="295">
            <text:p>295</text:p>
          </table:table-cell>
          <table:table-cell office:value-type="float" office:value="205">
            <text:p>205</text:p>
          </table:table-cell>
          <table:table-cell table:formula="of:=SUM([.BD22:.BE22])"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table:formula="of:=SUM([.BG22:.BH22])" office:value-type="float" office:value="52">
            <text:p>52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table:formula="of:=SUM([.BJ22:.BK22])"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M22:.BN22])" office:value-type="float" office:value="3">
            <text:p>3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table:formula="of:=SUM([.B23:.C23])"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E23:.F23])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.H23:.I23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K23:.L23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N23:.O23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SUM([.Q23:.R23])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T23:.U2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SUM([.W23:.X23])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Z23:.AA23])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SUM([.AC23:.AD2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SUM([.AF23:.AG23])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AI23:.AJ23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AL23:.AM23])"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SUM([.AO23:.AP23])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AR23:.AS23])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SUM([.AU23:.AV23])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SUM([.AX23:.AY23])"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formula="of:=SUM([.BA23:.BB23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SUM([.BD23:.BE23])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G23:.BH23])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SUM([.BJ23:.BK23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M23:.BN23])" office:value-type="float" office:value="1">
            <text:p>1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table:formula="of:=SUM([.B24:.C24])" office:value-type="float" office:value="209">
            <text:p>209</text:p>
          </table:table-cell>
          <table:table-cell office:value-type="float" office:value="21">
            <text:p>21</text:p>
          </table:table-cell>
          <table:table-cell office:value-type="float" office:value="87">
            <text:p>87</text:p>
          </table:table-cell>
          <table:table-cell table:formula="of:=SUM([.E24:.F24])" office:value-type="float" office:value="108">
            <text:p>1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H24:.I24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table:formula="of:=SUM([.K24:.L24])"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SUM([.N24:.O24])"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115">
            <text:p>115</text:p>
          </table:table-cell>
          <table:table-cell table:formula="of:=SUM([.Q24:.R24])" office:value-type="float" office:value="163">
            <text:p>163</text:p>
          </table:table-cell>
          <table:table-cell office:value-type="float" office:value="91">
            <text:p>91</text:p>
          </table:table-cell>
          <table:table-cell office:value-type="float" office:value="325">
            <text:p>325</text:p>
          </table:table-cell>
          <table:table-cell table:formula="of:=SUM([.T24:.U24])" office:value-type="float" office:value="416">
            <text:p>41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SUM([.W24:.X24])"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formula="of:=SUM([.Z24:.AA24])" office:value-type="float" office:value="39">
            <text:p>39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table:formula="of:=SUM([.AC24:.AD24])" office:value-type="float" office:value="99">
            <text:p>99</text:p>
          </table:table-cell>
          <table:table-cell office:value-type="float" office:value="88">
            <text:p>88</text:p>
          </table:table-cell>
          <table:table-cell office:value-type="float" office:value="298">
            <text:p>298</text:p>
          </table:table-cell>
          <table:table-cell table:formula="of:=SUM([.AF24:.AG24])" office:value-type="float" office:value="386">
            <text:p>386</text:p>
          </table:table-cell>
          <table:table-cell office:value-type="float" office:value="227">
            <text:p>227</text:p>
          </table:table-cell>
          <table:table-cell office:value-type="float" office:value="2">
            <text:p>2</text:p>
          </table:table-cell>
          <table:table-cell table:formula="of:=SUM([.AI24:.AJ24])" office:value-type="float" office:value="229">
            <text:p>229</text:p>
          </table:table-cell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table:formula="of:=SUM([.AL24:.AM24])"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.AO24:.AP24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SUM([.AR24:.AS24])"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AU24:.AV24])"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115">
            <text:p>115</text:p>
          </table:table-cell>
          <table:table-cell table:formula="of:=SUM([.AX24:.AY24])" office:value-type="float" office:value="163">
            <text:p>163</text:p>
          </table:table-cell>
          <table:table-cell office:value-type="float" office:value="91">
            <text:p>91</text:p>
          </table:table-cell>
          <table:table-cell office:value-type="float" office:value="324">
            <text:p>324</text:p>
          </table:table-cell>
          <table:table-cell table:formula="of:=SUM([.BA24:.BB24])" office:value-type="float" office:value="415">
            <text:p>415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formula="of:=SUM([.BD24:.BE24])"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table:formula="of:=SUM([.BG24:.BH24])"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table:formula="of:=SUM([.BJ24:.BK24])" office:value-type="float" office:value="98">
            <text:p>98</text:p>
          </table:table-cell>
          <table:table-cell office:value-type="float" office:value="89">
            <text:p>89</text:p>
          </table:table-cell>
          <table:table-cell office:value-type="float" office:value="297">
            <text:p>297</text:p>
          </table:table-cell>
          <table:table-cell table:formula="of:=SUM([.BM24:.BN24])" office:value-type="float" office:value="386">
            <text:p>386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SUM([.B25:.C25])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SUM([.E25:.F25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25:.I25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K25:.L25])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SUM([.N25:.O25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SUM([.Q25:.R25])"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SUM([.T25:.U25])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W25:.X25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Z25:.AA25])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SUM([.AC25:.AD25])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AF25:.AG25])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SUM([.AI25:.AJ25])"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AL25:.AM25])"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SUM([.AO25:.AP25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AR25:.AS25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AU25:.AV25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SUM([.AX25:.AY25])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A25:.BB25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BD25:.BE25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BG25:.BH25])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.BJ25:.BK2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SUM([.BM25:.BN25])" office:value-type="float" office:value="0">
            <text:p>0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26:.C26])"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94">
            <text:p>94</text:p>
          </table:table-cell>
          <table:table-cell table:formula="of:=SUM([.E26:.F26])" office:value-type="float" office:value="128">
            <text:p>128</text:p>
          </table:table-cell>
          <table:table-cell office:value-type="float" office:value="6">
            <text:p>6</text:p>
          </table:table-cell>
          <table:table-cell office:value-type="float" office:value="91">
            <text:p>91</text:p>
          </table:table-cell>
          <table:table-cell table:formula="of:=SUM([.H26:.I26])" office:value-type="float" office:value="97">
            <text:p>97</text:p>
          </table:table-cell>
          <table:table-cell office:value-type="float" office:value="298">
            <text:p>298</text:p>
          </table:table-cell>
          <table:table-cell office:value-type="float" office:value="201">
            <text:p>201</text:p>
          </table:table-cell>
          <table:table-cell table:formula="of:=SUM([.K26:.L26])" office:value-type="float" office:value="499">
            <text:p>499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formula="of:=SUM([.N26:.O26])"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table:formula="of:=SUM([.Q26:.R26])"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SUM([.T26:.U26])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SUM([.W26:.X26])" office:value-type="float" office:value="71">
            <text:p>71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table:formula="of:=SUM([.Z26:.AA26])" office:value-type="float" office:value="61">
            <text:p>61</text:p>
          </table:table-cell>
          <table:table-cell office:value-type="float" office:value="116">
            <text:p>116</text:p>
          </table:table-cell>
          <table:table-cell office:value-type="float" office:value="92">
            <text:p>92</text:p>
          </table:table-cell>
          <table:table-cell table:formula="of:=SUM([.AC26:.AD26])" office:value-type="float" office:value="208">
            <text:p>208</text:p>
          </table:table-cell>
          <table:table-cell office:value-type="float" office:value="323">
            <text:p>323</text:p>
          </table:table-cell>
          <table:table-cell office:value-type="float" office:value="55">
            <text:p>55</text:p>
          </table:table-cell>
          <table:table-cell table:formula="of:=SUM([.AF26:.AG26])"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AI26:.AJ26])"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93">
            <text:p>93</text:p>
          </table:table-cell>
          <table:table-cell table:formula="of:=SUM([.AL26:.AM26])" office:value-type="float" office:value="126">
            <text:p>126</text:p>
          </table:table-cell>
          <table:table-cell office:value-type="float" office:value="5">
            <text:p>5</text:p>
          </table:table-cell>
          <table:table-cell office:value-type="float" office:value="176">
            <text:p>176</text:p>
          </table:table-cell>
          <table:table-cell table:formula="of:=SUM([.AO26:.AP26])" office:value-type="float" office:value="181">
            <text:p>181</text:p>
          </table:table-cell>
          <table:table-cell office:value-type="float" office:value="302">
            <text:p>302</text:p>
          </table:table-cell>
          <table:table-cell office:value-type="float" office:value="284">
            <text:p>284</text:p>
          </table:table-cell>
          <table:table-cell table:formula="of:=SUM([.AR26:.AS26])" office:value-type="float" office:value="586">
            <text:p>586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formula="of:=SUM([.AU26:.AV26])"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table:formula="of:=SUM([.AX26:.AY26])"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A26:.BB26])"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f:=SUM([.BD26:.BE26])" office:value-type="float" office:value="71">
            <text:p>71</text:p>
          </table:table-cell>
          <table:table-cell office:value-type="float" office:value="12">
            <text:p>12</text:p>
          </table:table-cell>
          <table:table-cell office:value-type="float" office:value="131">
            <text:p>131</text:p>
          </table:table-cell>
          <table:table-cell table:formula="of:=SUM([.BG26:.BH26])" office:value-type="float" office:value="143">
            <text:p>143</text:p>
          </table:table-cell>
          <table:table-cell office:value-type="float" office:value="115">
            <text:p>115</text:p>
          </table:table-cell>
          <table:table-cell office:value-type="float" office:value="92">
            <text:p>92</text:p>
          </table:table-cell>
          <table:table-cell table:formula="of:=SUM([.BJ26:.BK26])" office:value-type="float" office:value="207">
            <text:p>207</text:p>
          </table:table-cell>
          <table:table-cell office:value-type="float" office:value="492">
            <text:p>492</text:p>
          </table:table-cell>
          <table:table-cell office:value-type="float" office:value="55">
            <text:p>55</text:p>
          </table:table-cell>
          <table:table-cell table:formula="of:=SUM([.BM26:.BN26])" office:value-type="float" office:value="547">
            <text:p>547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7:.C27])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SUM([.E27:.F27])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27:.I27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SUM([.K27:.L27])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N27:.O27])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SUM([.Q27:.R27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SUM([.T27:.U27])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W27:.X27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Z27:.AA27])"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SUM([.AC27:.AD27])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AF27:.AG27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AI27:.AJ27])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SUM([.AL27:.AM27])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SUM([.AO27:.AP27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SUM([.AR27:.AS27])"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formula="of:=SUM([.AU27:.AV27])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SUM([.AX27:.AY2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SUM([.BA27:.BB27])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BD27:.BE27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BG27:.BH27])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SUM([.BJ27:.BK27])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M27:.BN27])" office:value-type="float" office:value="4">
            <text:p>4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B28:.C28])"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17">
            <text:p>117</text:p>
          </table:table-cell>
          <table:table-cell table:formula="of:=SUM([.E28:.F28])" office:value-type="float" office:value="167">
            <text:p>167</text:p>
          </table:table-cell>
          <table:table-cell office:value-type="float" office:value="92">
            <text:p>92</text:p>
          </table:table-cell>
          <table:table-cell office:value-type="float" office:value="519">
            <text:p>519</text:p>
          </table:table-cell>
          <table:table-cell table:formula="of:=SUM([.H28:.I28])" office:value-type="float" office:value="611">
            <text:p>61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SUM([.K28:.L28])"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formula="of:=SUM([.N28:.O28])" office:value-type="float" office:value="39">
            <text:p>39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table:formula="of:=SUM([.Q28:.R28])" office:value-type="float" office:value="98">
            <text:p>98</text:p>
          </table:table-cell>
          <table:table-cell office:value-type="float" office:value="126">
            <text:p>126</text:p>
          </table:table-cell>
          <table:table-cell office:value-type="float" office:value="232">
            <text:p>232</text:p>
          </table:table-cell>
          <table:table-cell table:formula="of:=SUM([.T28:.U28])" office:value-type="float" office:value="358">
            <text:p>358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table:formula="of:=SUM([.W28:.X28])" office:value-type="float" office:value="206">
            <text:p>206</text:p>
          </table:table-cell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  <table:table-cell table:formula="of:=SUM([.Z28:.AA28])"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AC28:.AD28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SUM([.AF28:.AG28])"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AI28:.AJ28])"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115">
            <text:p>115</text:p>
          </table:table-cell>
          <table:table-cell table:formula="of:=SUM([.AL28:.AM28])" office:value-type="float" office:value="164">
            <text:p>164</text:p>
          </table:table-cell>
          <table:table-cell office:value-type="float" office:value="94">
            <text:p>94</text:p>
          </table:table-cell>
          <table:table-cell office:value-type="float" office:value="247">
            <text:p>247</text:p>
          </table:table-cell>
          <table:table-cell table:formula="of:=SUM([.AO28:.AP28])" office:value-type="float" office:value="341">
            <text:p>34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formula="of:=SUM([.AR28:.AS28])"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formula="of:=SUM([.AU28:.AV28])" office:value-type="float" office:value="39">
            <text:p>39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table:formula="of:=SUM([.AX28:.AY28])" office:value-type="float" office:value="99">
            <text:p>99</text:p>
          </table:table-cell>
          <table:table-cell office:value-type="float" office:value="90">
            <text:p>90</text:p>
          </table:table-cell>
          <table:table-cell office:value-type="float" office:value="511">
            <text:p>511</text:p>
          </table:table-cell>
          <table:table-cell table:formula="of:=SUM([.BA28:.BB28])" office:value-type="float" office:value="601">
            <text:p>601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table:formula="of:=SUM([.BD28:.BE28])" office:value-type="float" office:value="205">
            <text:p>205</text:p>
          </table:table-cell>
          <table:table-cell office:value-type="float" office:value="21">
            <text:p>21</text:p>
          </table:table-cell>
          <table:table-cell office:value-type="float" office:value="73">
            <text:p>73</text:p>
          </table:table-cell>
          <table:table-cell table:formula="of:=SUM([.BG28:.BH28])"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BJ28:.BK28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SUM([.BM28:.BN28])" office:value-type="float" office:value="71">
            <text:p>71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29:.C29])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SUM([.E29:.F29])"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SUM([.H29:.I29])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K29:.L29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N29:.O29])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SUM([.Q29:.R29])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T29:.U29])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SUM([.W29:.X29])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Z29:.AA29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AC29:.AD29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AF29:.AG29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AI29:.AJ29])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SUM([.AL29:.AM29])"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SUM([.AO29:.AP29])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AR29:.AS29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AU29:.AV29])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SUM([.AX29:.AY29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SUM([.BA29:.BB29])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SUM([.BD29:.BE29])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SUM([.BG29:.BH29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J29:.BK29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M29:.BN29])" office:value-type="float" office:value="5">
            <text:p>5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formula="of:=SUM([.B30:.C30])" office:value-type="float" office:value="27">
            <text:p>27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table:formula="of:=SUM([.E30:.F30])"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 table:formula="of:=SUM([.H30:.I30])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SUM([.K30:.L30])" office:value-type="float" office:value="71">
            <text:p>71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table:formula="of:=SUM([.N30:.O30])" office:value-type="float" office:value="60">
            <text:p>60</text:p>
          </table:table-cell>
          <table:table-cell office:value-type="float" office:value="114">
            <text:p>114</text:p>
          </table:table-cell>
          <table:table-cell office:value-type="float" office:value="94">
            <text:p>94</text:p>
          </table:table-cell>
          <table:table-cell table:formula="of:=SUM([.Q30:.R30])" office:value-type="float" office:value="208">
            <text:p>208</text:p>
          </table:table-cell>
          <table:table-cell office:value-type="float" office:value="537">
            <text:p>537</text:p>
          </table:table-cell>
          <table:table-cell office:value-type="float" office:value="55">
            <text:p>55</text:p>
          </table:table-cell>
          <table:table-cell table:formula="of:=SUM([.T30:.U30])"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W30:.X30])"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93">
            <text:p>93</text:p>
          </table:table-cell>
          <table:table-cell table:formula="of:=SUM([.Z30:.AA30])" office:value-type="float" office:value="127">
            <text:p>127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table:formula="of:=SUM([.AC30:.AD30])" office:value-type="float" office:value="96">
            <text:p>96</text:p>
          </table:table-cell>
          <table:table-cell office:value-type="float" office:value="228">
            <text:p>228</text:p>
          </table:table-cell>
          <table:table-cell office:value-type="float" office:value="203">
            <text:p>203</text:p>
          </table:table-cell>
          <table:table-cell table:formula="of:=SUM([.AF30:.AG30])" office:value-type="float" office:value="431">
            <text:p>43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formula="of:=SUM([.AI30:.AJ30])"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float" office:value="26">
            <text:p>26</text:p>
          </table:table-cell>
          <table:table-cell table:formula="of:=SUM([.AL30:.AM30])"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AO30:.AP30])"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SUM([.AR30:.AS30])"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table:formula="of:=SUM([.AU30:.AV30])" office:value-type="float" office:value="59">
            <text:p>59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table:formula="of:=SUM([.AX30:.AY30])" office:value-type="float" office:value="206">
            <text:p>206</text:p>
          </table:table-cell>
          <table:table-cell office:value-type="float" office:value="515">
            <text:p>515</text:p>
          </table:table-cell>
          <table:table-cell office:value-type="float" office:value="55">
            <text:p>55</text:p>
          </table:table-cell>
          <table:table-cell table:formula="of:=SUM([.BA30:.BB30])" office:value-type="float" office:value="570">
            <text:p>57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BD30:.BE30])"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07">
            <text:p>107</text:p>
          </table:table-cell>
          <table:table-cell table:formula="of:=SUM([.BG30:.BH30])" office:value-type="float" office:value="141">
            <text:p>141</text:p>
          </table:table-cell>
          <table:table-cell office:value-type="float" office:value="5">
            <text:p>5</text:p>
          </table:table-cell>
          <table:table-cell office:value-type="float" office:value="89">
            <text:p>89</text:p>
          </table:table-cell>
          <table:table-cell table:formula="of:=SUM([.BJ30:.BK30])" office:value-type="float" office:value="94">
            <text:p>94</text:p>
          </table:table-cell>
          <table:table-cell office:value-type="float" office:value="296">
            <text:p>296</text:p>
          </table:table-cell>
          <table:table-cell office:value-type="float" office:value="203">
            <text:p>203</text:p>
          </table:table-cell>
          <table:table-cell table:formula="of:=SUM([.BM30:.BN30])" office:value-type="float" office:value="499">
            <text:p>499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1:.C31])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.E31:.F31])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H31:.I31])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K31:.L31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N31:.O31])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SUM([.Q31:.R31])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T31:.U31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W31:.X31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SUM([.Z31:.AA31])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AC31:.AD31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SUM([.AF31:.AG31])"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formula="of:=SUM([.AI31:.AJ31])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.AL31:.AM3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SUM([.AO31:.AP31])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AR31:.AS31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AU31:.AV31])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SUM([.AX31:.AY31])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BA31:.BB31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D31:.BE31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formula="of:=SUM([.BG31:.BH31])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formula="of:=SUM([.BJ31:.BK31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SUM([.BM31:.BN31])" office:value-type="float" office:value="18">
            <text:p>18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formula="of:=SUM([.B32:.C32])" office:value-type="float" office:value="39">
            <text:p>39</text:p>
          </table:table-cell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table:formula="of:=SUM([.E32:.F32])" office:value-type="float" office:value="101">
            <text:p>101</text:p>
          </table:table-cell>
          <table:table-cell office:value-type="float" office:value="88">
            <text:p>88</text:p>
          </table:table-cell>
          <table:table-cell office:value-type="float" office:value="296">
            <text:p>296</text:p>
          </table:table-cell>
          <table:table-cell table:formula="of:=SUM([.H32:.I32])" office:value-type="float" office:value="384">
            <text:p>384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table:formula="of:=SUM([.K32:.L32])" office:value-type="float" office:value="206">
            <text:p>206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table:formula="of:=SUM([.N32:.O32])"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Q32:.R32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SUM([.T32:.U32])"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W32:.X32])"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123">
            <text:p>123</text:p>
          </table:table-cell>
          <table:table-cell table:formula="of:=SUM([.Z32:.AA32])" office:value-type="float" office:value="171">
            <text:p>171</text:p>
          </table:table-cell>
          <table:table-cell office:value-type="float" office:value="91">
            <text:p>91</text:p>
          </table:table-cell>
          <table:table-cell office:value-type="float" office:value="522">
            <text:p>522</text:p>
          </table:table-cell>
          <table:table-cell table:formula="of:=SUM([.AC32:.AD32])" office:value-type="float" office:value="613">
            <text:p>61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SUM([.AF32:.AG32])"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formula="of:=SUM([.AI32:.AJ32])" office:value-type="float" office:value="39">
            <text:p>39</text:p>
          </table:table-cell>
          <table:table-cell office:value-type="float" office:value="102">
            <text:p>102</text:p>
          </table:table-cell>
          <table:table-cell office:value-type="float" office:value="5">
            <text:p>5</text:p>
          </table:table-cell>
          <table:table-cell table:formula="of:=SUM([.AL32:.AM32])" office:value-type="float" office:value="107">
            <text:p>107</text:p>
          </table:table-cell>
          <table:table-cell office:value-type="float" office:value="95">
            <text:p>95</text:p>
          </table:table-cell>
          <table:table-cell office:value-type="float" office:value="299">
            <text:p>299</text:p>
          </table:table-cell>
          <table:table-cell table:formula="of:=SUM([.AO32:.AP32])" office:value-type="float" office:value="394">
            <text:p>394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table:formula="of:=SUM([.AR32:.AS32])" office:value-type="float" office:value="206">
            <text:p>20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table:formula="of:=SUM([.AU32:.AV32])"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AX32:.AY32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SUM([.BA32:.BB32])"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BD32:.BE32])"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115">
            <text:p>115</text:p>
          </table:table-cell>
          <table:table-cell table:formula="of:=SUM([.BG32:.BH32])" office:value-type="float" office:value="163">
            <text:p>163</text:p>
          </table:table-cell>
          <table:table-cell office:value-type="float" office:value="90">
            <text:p>90</text:p>
          </table:table-cell>
          <table:table-cell office:value-type="float" office:value="514">
            <text:p>514</text:p>
          </table:table-cell>
          <table:table-cell table:formula="of:=SUM([.BJ32:.BK32])" office:value-type="float" office:value="604">
            <text:p>60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SUM([.BM32:.BN32])" office:value-type="float" office:value="54">
            <text:p>54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B33:.C33])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.E33:.F33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H33:.I33])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SUM([.K33:.L33])"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SUM([.N33:.O33])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Q33:.R3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T33:.U33])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SUM([.W33:.X33]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SUM([.Z33:.AA33])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SUM([.AC33:.AD33])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AF33:.AG33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AI33:.AJ33])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SUM([.AL33:.AM3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SUM([.AO33:.AP33])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SUM([.AR33:.AS33])"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AU33:.AV33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AX33:.AY33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BA33:.BB33])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D33:.BE33]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SUM([.BG33:.BH33])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SUM([.BJ33:.BK33])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BM33:.BN33])" office:value-type="float" office:value="4">
            <text:p>4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table:formula="of:=SUM([.B34:.C34])" office:value-type="float" office:value="61">
            <text:p>61</text:p>
          </table:table-cell>
          <table:table-cell office:value-type="float" office:value="124">
            <text:p>124</text:p>
          </table:table-cell>
          <table:table-cell office:value-type="float" office:value="89">
            <text:p>89</text:p>
          </table:table-cell>
          <table:table-cell table:formula="of:=SUM([.E34:.F34])" office:value-type="float" office:value="213">
            <text:p>213</text:p>
          </table:table-cell>
          <table:table-cell office:value-type="float" office:value="325">
            <text:p>325</text:p>
          </table:table-cell>
          <table:table-cell office:value-type="float" office:value="54">
            <text:p>54</text:p>
          </table:table-cell>
          <table:table-cell table:formula="of:=SUM([.H34:.I34])" office:value-type="float" office:value="379">
            <text:p>37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K34:.L34])"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table:formula="of:=SUM([.N34:.O34])"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table:formula="of:=SUM([.Q34:.R34])" office:value-type="float" office:value="95">
            <text:p>95</text:p>
          </table:table-cell>
          <table:table-cell office:value-type="float" office:value="299">
            <text:p>299</text:p>
          </table:table-cell>
          <table:table-cell office:value-type="float" office:value="313">
            <text:p>313</text:p>
          </table:table-cell>
          <table:table-cell table:formula="of:=SUM([.T34:.U34])" office:value-type="float" office:value="612">
            <text:p>612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formula="of:=SUM([.W34:.X34])"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table:formula="of:=SUM([.Z34:.AA34])"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AC34:.AD34])"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SUM([.AF34:.AG34])"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table:formula="of:=SUM([.AI34:.AJ34])" office:value-type="float" office:value="59">
            <text:p>59</text:p>
          </table:table-cell>
          <table:table-cell office:value-type="float" office:value="115">
            <text:p>115</text:p>
          </table:table-cell>
          <table:table-cell office:value-type="float" office:value="91">
            <text:p>91</text:p>
          </table:table-cell>
          <table:table-cell table:formula="of:=SUM([.AL34:.AM34])" office:value-type="float" office:value="206">
            <text:p>206</text:p>
          </table:table-cell>
          <table:table-cell office:value-type="float" office:value="328">
            <text:p>328</text:p>
          </table:table-cell>
          <table:table-cell office:value-type="float" office:value="54">
            <text:p>54</text:p>
          </table:table-cell>
          <table:table-cell table:formula="of:=SUM([.AO34:.AP34])" office:value-type="float" office:value="382">
            <text:p>38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AR34:.AS34])"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93">
            <text:p>93</text:p>
          </table:table-cell>
          <table:table-cell table:formula="of:=SUM([.AU34:.AV34])" office:value-type="float" office:value="126">
            <text:p>126</text:p>
          </table:table-cell>
          <table:table-cell office:value-type="float" office:value="5">
            <text:p>5</text:p>
          </table:table-cell>
          <table:table-cell office:value-type="float" office:value="2540">
            <text:p>2540</text:p>
          </table:table-cell>
          <table:table-cell table:formula="of:=SUM([.AX34:.AY34])" office:value-type="float" office:value="2545">
            <text:p>2545</text:p>
          </table:table-cell>
          <table:table-cell office:value-type="float" office:value="300">
            <text:p>300</text:p>
          </table:table-cell>
          <table:table-cell office:value-type="float" office:value="287">
            <text:p>287</text:p>
          </table:table-cell>
          <table:table-cell table:formula="of:=SUM([.BA34:.BB34])" office:value-type="float" office:value="587">
            <text:p>587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formula="of:=SUM([.BD34:.BE34])"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table:formula="of:=SUM([.BG34:.BH34])"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 table:formula="of:=SUM([.BJ34:.BK34])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SUM([.BM34:.BN34])" office:value-type="float" office:value="71">
            <text:p>71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B35:.C35])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.E35:.F35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H35:.I35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K35:.L35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SUM([.N35:.O35])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Q35:.R35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SUM([.T35:.U35])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W35:.X35])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SUM([.Z35:.AA35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AC35:.AD35])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AF35:.AG35])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SUM([.AI35:.AJ35])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.AL35:.AM35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AO35:.AP35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AR35:.AS35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SUM([.AU35:.AV35])"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SUM([.AX35:.AY35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SUM([.BA35:.BB35])"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formula="of:=SUM([.BD35:.BE35])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SUM([.BG35:.BH35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SUM([.BJ35:.BK35])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BM35:.BN35])" office:value-type="float" office:value="6">
            <text:p>6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table:formula="of:=SUM([.B36:.C36])"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E36:.F36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SUM([.H36:.I36])"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SUM([.K36:.L36])"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float" office:value="115">
            <text:p>115</text:p>
          </table:table-cell>
          <table:table-cell table:formula="of:=SUM([.N36:.O36])" office:value-type="float" office:value="164">
            <text:p>164</text:p>
          </table:table-cell>
          <table:table-cell office:value-type="float" office:value="92">
            <text:p>92</text:p>
          </table:table-cell>
          <table:table-cell office:value-type="float" office:value="332">
            <text:p>332</text:p>
          </table:table-cell>
          <table:table-cell table:formula="of:=SUM([.Q36:.R36])" office:value-type="float" office:value="424">
            <text:p>42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SUM([.T36:.U36])"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formula="of:=SUM([.W36:.X36])" office:value-type="float" office:value="39">
            <text:p>39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table:formula="of:=SUM([.Z36:.AA36])"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294">
            <text:p>294</text:p>
          </table:table-cell>
          <table:table-cell table:formula="of:=SUM([.AC36:.AD36])" office:value-type="float" office:value="392">
            <text:p>392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table:formula="of:=SUM([.AF36:.AG36])" office:value-type="float" office:value="206">
            <text:p>206</text:p>
          </table:table-cell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table:formula="of:=SUM([.AI36:.AJ36])"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AL36:.AM36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SUM([.AO36:.AP36])"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AR36:.AS36])"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124">
            <text:p>124</text:p>
          </table:table-cell>
          <table:table-cell table:formula="of:=SUM([.AU36:.AV36])" office:value-type="float" office:value="172">
            <text:p>172</text:p>
          </table:table-cell>
          <table:table-cell office:value-type="float" office:value="91">
            <text:p>91</text:p>
          </table:table-cell>
          <table:table-cell office:value-type="float" office:value="497">
            <text:p>497</text:p>
          </table:table-cell>
          <table:table-cell table:formula="of:=SUM([.AX36:.AY36])" office:value-type="float" office:value="588">
            <text:p>588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formula="of:=SUM([.BA36:.BB36])" office:value-type="float" office:value="121">
            <text:p>12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formula="of:=SUM([.BD36:.BE36])" office:value-type="float" office:value="39">
            <text:p>39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table:formula="of:=SUM([.BG36:.BH36])" office:value-type="float" office:value="98">
            <text:p>98</text:p>
          </table:table-cell>
          <table:table-cell office:value-type="float" office:value="89">
            <text:p>89</text:p>
          </table:table-cell>
          <table:table-cell office:value-type="float" office:value="295">
            <text:p>295</text:p>
          </table:table-cell>
          <table:table-cell table:formula="of:=SUM([.BJ36:.BK36])" office:value-type="float" office:value="384">
            <text:p>384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table:formula="of:=SUM([.BM36:.BN36])" office:value-type="float" office:value="205">
            <text:p>205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B37:.C37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E37:.F37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H37:.I37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K37:.L37]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SUM([.N37:.O37])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Q37:.R37])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T37:.U37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W37:.X37])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SUM([.Z37:.AA37])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AC37:.AD37])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SUM([.AF37:.AG37])"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AI37:.AJ37])"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SUM([.AL37:.AM37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AO37:.AP37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AR37:.AS37]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SUM([.AU37:.AV37])"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SUM([.AX37:.AY37])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BA37:.BB37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BD37:.BE37])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SUM([.BG37:.BH37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J37:.BK37])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SUM([.BM37:.BN37])" office:value-type="float" office:value="18">
            <text:p>18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93">
            <text:p>93</text:p>
          </table:table-cell>
          <table:table-cell table:formula="of:=SUM([.B38:.C38])" office:value-type="float" office:value="126">
            <text:p>126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table:formula="of:=SUM([.E38:.F38])" office:value-type="float" office:value="95">
            <text:p>95</text:p>
          </table:table-cell>
          <table:table-cell office:value-type="float" office:value="288">
            <text:p>288</text:p>
          </table:table-cell>
          <table:table-cell office:value-type="float" office:value="203">
            <text:p>203</text:p>
          </table:table-cell>
          <table:table-cell table:formula="of:=SUM([.H38:.I38])" office:value-type="float" office:value="491">
            <text:p>49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formula="of:=SUM([.K38:.L38])"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table:formula="of:=SUM([.N38:.O38])"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Q38:.R38])"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SUM([.T38:.U38])"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table:formula="of:=SUM([.W38:.X38])" office:value-type="float" office:value="60">
            <text:p>60</text:p>
          </table:table-cell>
          <table:table-cell office:value-type="float" office:value="115">
            <text:p>115</text:p>
          </table:table-cell>
          <table:table-cell office:value-type="float" office:value="91">
            <text:p>91</text:p>
          </table:table-cell>
          <table:table-cell table:formula="of:=SUM([.Z38:.AA38])" office:value-type="float" office:value="206">
            <text:p>206</text:p>
          </table:table-cell>
          <table:table-cell office:value-type="float" office:value="541">
            <text:p>541</text:p>
          </table:table-cell>
          <table:table-cell office:value-type="float" office:value="123">
            <text:p>123</text:p>
          </table:table-cell>
          <table:table-cell table:formula="of:=SUM([.AC38:.AD38])" office:value-type="float" office:value="664">
            <text:p>66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AF38:.AG38])"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117">
            <text:p>117</text:p>
          </table:table-cell>
          <table:table-cell table:formula="of:=SUM([.AI38:.AJ38])"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89">
            <text:p>89</text:p>
          </table:table-cell>
          <table:table-cell table:formula="of:=SUM([.AL38:.AM38])" office:value-type="float" office:value="94">
            <text:p>94</text:p>
          </table:table-cell>
          <table:table-cell office:value-type="float" office:value="303">
            <text:p>303</text:p>
          </table:table-cell>
          <table:table-cell office:value-type="float" office:value="205">
            <text:p>205</text:p>
          </table:table-cell>
          <table:table-cell table:formula="of:=SUM([.AO38:.AP38])" office:value-type="float" office:value="508">
            <text:p>50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SUM([.AR38:.AS38])"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table:formula="of:=SUM([.AU38:.AV38])"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AX38:.AY38])"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SUM([.BA38:.BB38])" office:value-type="float" office:value="71">
            <text:p>71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table:formula="of:=SUM([.BD38:.BE38])" office:value-type="float" office:value="61">
            <text:p>61</text:p>
          </table:table-cell>
          <table:table-cell office:value-type="float" office:value="115">
            <text:p>115</text:p>
          </table:table-cell>
          <table:table-cell office:value-type="float" office:value="92">
            <text:p>92</text:p>
          </table:table-cell>
          <table:table-cell table:formula="of:=SUM([.BG38:.BH38])" office:value-type="float" office:value="207">
            <text:p>207</text:p>
          </table:table-cell>
          <table:table-cell office:value-type="float" office:value="514">
            <text:p>514</text:p>
          </table:table-cell>
          <table:table-cell office:value-type="float" office:value="54">
            <text:p>54</text:p>
          </table:table-cell>
          <table:table-cell table:formula="of:=SUM([.BJ38:.BK38])" office:value-type="float" office:value="568">
            <text:p>56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M38:.BN38])" office:value-type="float" office:value="7">
            <text:p>7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SUM([.B39:.C39])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SUM([.E39:.F39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SUM([.H39:.I39])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K39:.L39])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SUM([.N39:.O39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SUM([.Q39:.R39])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T39:.U39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W39:.X39])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SUM([.Z39:.AA39])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AC39:.AD39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AF39:.AG39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SUM([.AI39:.AJ39])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AL39:.AM39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SUM([.AO39:.AP39])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AR39:.AS39])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SUM([.AU39:.AV39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SUM([.AX39:.AY39])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BA39:.BB39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BD39:.BE39])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.BG39:.BH39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BJ39:.BK39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SUM([.BM39:.BN39])" office:value-type="float" office:value="0">
            <text:p>0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116">
            <text:p>116</text:p>
          </table:table-cell>
          <table:table-cell table:formula="of:=SUM([.B40:.C40])" office:value-type="float" office:value="164">
            <text:p>164</text:p>
          </table:table-cell>
          <table:table-cell office:value-type="float" office:value="92">
            <text:p>92</text:p>
          </table:table-cell>
          <table:table-cell office:value-type="float" office:value="518">
            <text:p>518</text:p>
          </table:table-cell>
          <table:table-cell table:formula="of:=SUM([.E40:.F40])" office:value-type="float" office:value="610">
            <text:p>6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SUM([.H40:.I40])"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table:formula="of:=SUM([.K40:.L40])" office:value-type="float" office:value="40">
            <text:p>40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table:formula="of:=SUM([.N40:.O40])" office:value-type="float" office:value="99">
            <text:p>99</text:p>
          </table:table-cell>
          <table:table-cell office:value-type="float" office:value="90">
            <text:p>90</text:p>
          </table:table-cell>
          <table:table-cell office:value-type="float" office:value="295">
            <text:p>295</text:p>
          </table:table-cell>
          <table:table-cell table:formula="of:=SUM([.Q40:.R40])" office:value-type="float" office:value="385">
            <text:p>385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table:formula="of:=SUM([.T40:.U40])" office:value-type="float" office:value="206">
            <text:p>206</text:p>
          </table:table-cell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table:formula="of:=SUM([.W40:.X40])"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Z40:.AA40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table:formula="of:=SUM([.AC40:.AD40])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AF40:.AG40])"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126">
            <text:p>126</text:p>
          </table:table-cell>
          <table:table-cell table:formula="of:=SUM([.AI40:.AJ40])" office:value-type="float" office:value="174">
            <text:p>174</text:p>
          </table:table-cell>
          <table:table-cell office:value-type="float" office:value="98">
            <text:p>98</text:p>
          </table:table-cell>
          <table:table-cell office:value-type="float" office:value="326">
            <text:p>326</text:p>
          </table:table-cell>
          <table:table-cell table:formula="of:=SUM([.AL40:.AM40])" office:value-type="float" office:value="424">
            <text:p>42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SUM([.AO40:.AP40])"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formula="of:=SUM([.AR40:.AS40])" office:value-type="float" office:value="39">
            <text:p>39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table:formula="of:=SUM([.AU40:.AV40])"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300">
            <text:p>300</text:p>
          </table:table-cell>
          <table:table-cell table:formula="of:=SUM([.AX40:.AY40])" office:value-type="float" office:value="398">
            <text:p>398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table:formula="of:=SUM([.BA40:.BB40])" office:value-type="float" office:value="206">
            <text:p>206</text:p>
          </table:table-cell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table:formula="of:=SUM([.BD40:.BE40])"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.BG40:.BH40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SUM([.BJ40:.BK40])"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SUM([.BM40:.BN40])" office:value-type="float" office:value="13">
            <text:p>13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SUM([.B41:.C41])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SUM([.E41:.F41])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H41:.I41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K41:.L41])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.N41:.O41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SUM([.Q41:.R41])"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table:formula="of:=SUM([.T41:.U41])"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W41:.X41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Z41:.AA41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AC41:.AD41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AF41:.AG41])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SUM([.AI41:.AJ41])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AL41:.AM41])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AO41:.AP41])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AR41:.AS41])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SUM([.AU41:.AV41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SUM([.AX41:.AY41])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SUM([.BA41:.BB41])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BD41:.BE41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G41:.BH41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J41:.BK41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M41:.BN41])" office:value-type="float" office:value="3">
            <text:p>3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table:formula="of:=SUM([.B42:.C42])"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E42:.F42])"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SUM([.H42:.I42])"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table:formula="of:=SUM([.K42:.L42])" office:value-type="float" office:value="60">
            <text:p>60</text:p>
          </table:table-cell>
          <table:table-cell office:value-type="float" office:value="116">
            <text:p>116</text:p>
          </table:table-cell>
          <table:table-cell office:value-type="float" office:value="93">
            <text:p>93</text:p>
          </table:table-cell>
          <table:table-cell table:formula="of:=SUM([.N42:.O42])" office:value-type="float" office:value="209">
            <text:p>209</text:p>
          </table:table-cell>
          <table:table-cell office:value-type="float" office:value="329">
            <text:p>329</text:p>
          </table:table-cell>
          <table:table-cell office:value-type="float" office:value="55">
            <text:p>55</text:p>
          </table:table-cell>
          <table:table-cell table:formula="of:=SUM([.Q42:.R42])" office:value-type="float" office:value="384">
            <text:p>38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T42:.U42])"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93">
            <text:p>93</text:p>
          </table:table-cell>
          <table:table-cell table:formula="of:=SUM([.W42:.X42])" office:value-type="float" office:value="126">
            <text:p>126</text:p>
          </table:table-cell>
          <table:table-cell office:value-type="float" office:value="5">
            <text:p>5</text:p>
          </table:table-cell>
          <table:table-cell office:value-type="float" office:value="177">
            <text:p>177</text:p>
          </table:table-cell>
          <table:table-cell table:formula="of:=SUM([.Z42:.AA42])" office:value-type="float" office:value="182">
            <text:p>182</text:p>
          </table:table-cell>
          <table:table-cell office:value-type="float" office:value="294">
            <text:p>294</text:p>
          </table:table-cell>
          <table:table-cell office:value-type="float" office:value="203">
            <text:p>203</text:p>
          </table:table-cell>
          <table:table-cell table:formula="of:=SUM([.AC42:.AD42])" office:value-type="float" office:value="497">
            <text:p>497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formula="of:=SUM([.AF42:.AG42])"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table:formula="of:=SUM([.AI42:.AJ42])"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SUM([.AL42:.AM42])"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formula="of:=SUM([.AO42:.AP42])" office:value-type="float" office:value="72">
            <text:p>72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table:formula="of:=SUM([.AR42:.AS42])" office:value-type="float" office:value="60">
            <text:p>60</text:p>
          </table:table-cell>
          <table:table-cell office:value-type="float" office:value="116">
            <text:p>116</text:p>
          </table:table-cell>
          <table:table-cell office:value-type="float" office:value="92">
            <text:p>92</text:p>
          </table:table-cell>
          <table:table-cell table:formula="of:=SUM([.AU42:.AV42])" office:value-type="float" office:value="208">
            <text:p>208</text:p>
          </table:table-cell>
          <table:table-cell office:value-type="float" office:value="545">
            <text:p>545</text:p>
          </table:table-cell>
          <table:table-cell office:value-type="float" office:value="55">
            <text:p>55</text:p>
          </table:table-cell>
          <table:table-cell table:formula="of:=SUM([.AX42:.AY42])" office:value-type="float" office:value="600">
            <text:p>6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A42:.BB42])"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table:formula="of:=SUM([.BD42:.BE42])"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table:formula="of:=SUM([.BG42:.BH42])" office:value-type="float" office:value="95">
            <text:p>95</text:p>
          </table:table-cell>
          <table:table-cell office:value-type="float" office:value="298">
            <text:p>298</text:p>
          </table:table-cell>
          <table:table-cell office:value-type="float" office:value="209">
            <text:p>209</text:p>
          </table:table-cell>
          <table:table-cell table:formula="of:=SUM([.BJ42:.BK42])" office:value-type="float" office:value="507">
            <text:p>507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formula="of:=SUM([.BM42:.BN42])" office:value-type="float" office:value="23">
            <text:p>23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SUM([.B43:.C43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SUM([.E43:.F43])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H43:.I43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K43:.L43])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SUM([.N43:.O43])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Q43:.R43])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SUM([.T43:.U43]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SUM([.W43:.X43])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Z43:.AA4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SUM([.AC43:.AD43])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AF43:.AG43])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AI43:.AJ43])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AL43:.AM43])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AO43:.AP43])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AR43:.AS43])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SUM([.AU43:.AV43])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AX43:.AY43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BA43:.BB43]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SUM([.BD43:.BE43])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G43:.BH4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SUM([.BJ43:.BK43])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M43:.BN43])" office:value-type="float" office:value="2">
            <text:p>2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table:formula="of:=SUM([.B44:.C44])"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97">
            <text:p>297</text:p>
          </table:table-cell>
          <table:table-cell table:formula="of:=SUM([.E44:.F44])" office:value-type="float" office:value="386">
            <text:p>386</text:p>
          </table:table-cell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table:formula="of:=SUM([.H44:.I44])" office:value-type="float" office:value="288">
            <text:p>288</text:p>
          </table:table-cell>
          <table:table-cell office:value-type="float" office:value="21">
            <text:p>21</text:p>
          </table:table-cell>
          <table:table-cell office:value-type="float" office:value="68">
            <text:p>68</text:p>
          </table:table-cell>
          <table:table-cell table:formula="of:=SUM([.K44:.L44])"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N44:.O44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table:formula="of:=SUM([.Q44:.R44])"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SUM([.T44:.U44])"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115">
            <text:p>115</text:p>
          </table:table-cell>
          <table:table-cell table:formula="of:=SUM([.W44:.X44])" office:value-type="float" office:value="192">
            <text:p>192</text:p>
          </table:table-cell>
          <table:table-cell office:value-type="float" office:value="91">
            <text:p>91</text:p>
          </table:table-cell>
          <table:table-cell office:value-type="float" office:value="377">
            <text:p>377</text:p>
          </table:table-cell>
          <table:table-cell table:formula="of:=SUM([.Z44:.AA44])" office:value-type="float" office:value="468">
            <text:p>46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formula="of:=SUM([.AC44:.AD44])"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formula="of:=SUM([.AF44:.AG44])" office:value-type="float" office:value="39">
            <text:p>39</text:p>
          </table:table-cell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table:formula="of:=SUM([.AI44:.AJ44])" office:value-type="float" office:value="101">
            <text:p>101</text:p>
          </table:table-cell>
          <table:table-cell office:value-type="float" office:value="90">
            <text:p>90</text:p>
          </table:table-cell>
          <table:table-cell office:value-type="float" office:value="228">
            <text:p>228</text:p>
          </table:table-cell>
          <table:table-cell table:formula="of:=SUM([.AL44:.AM44])" office:value-type="float" office:value="318">
            <text:p>318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table:formula="of:=SUM([.AO44:.AP44])" office:value-type="float" office:value="205">
            <text:p>205</text:p>
          </table:table-cell>
          <table:table-cell office:value-type="float" office:value="25">
            <text:p>25</text:p>
          </table:table-cell>
          <table:table-cell office:value-type="float" office:value="68">
            <text:p>68</text:p>
          </table:table-cell>
          <table:table-cell table:formula="of:=SUM([.AR44:.AS44])" office:value-type="float" office:value="93">
            <text:p>9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.AU44:.AV44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SUM([.AX44:.AY44])"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BA44:.BB44])"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115">
            <text:p>115</text:p>
          </table:table-cell>
          <table:table-cell table:formula="of:=SUM([.BD44:.BE44])" office:value-type="float" office:value="163">
            <text:p>163</text:p>
          </table:table-cell>
          <table:table-cell office:value-type="float" office:value="92">
            <text:p>92</text:p>
          </table:table-cell>
          <table:table-cell office:value-type="float" office:value="516">
            <text:p>516</text:p>
          </table:table-cell>
          <table:table-cell table:formula="of:=SUM([.BG44:.BH44])" office:value-type="float" office:value="608">
            <text:p>60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SUM([.BJ44:.BK44])"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formula="of:=SUM([.BM44:.BN44])" office:value-type="float" office:value="39">
            <text:p>39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.B45:.C45])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SUM([.E45:.F45])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SUM([.H45:.I45])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SUM([.K45:.L45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N45:.O45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Q45:.R45])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T45:.U45]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SUM([.W45:.X45])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Z45:.AA45])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AC45:.AD45])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AF45:.AG45])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SUM([.AI45:.AJ4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SUM([.AL45:.AM45])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SUM([.AO45:.AP45])"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AR45:.AS45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SUM([.AU45:.AV45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AX45:.AY45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A45:.BB45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SUM([.BD45:.BE45])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SUM([.BG45:.BH45])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BJ45:.BK45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BM45:.BN45])" office:value-type="float" office:value="4">
            <text:p>4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116">
            <text:p>116</text:p>
          </table:table-cell>
          <table:table-cell office:value-type="float" office:value="95">
            <text:p>95</text:p>
          </table:table-cell>
          <table:table-cell table:formula="of:=SUM([.B46:.C46])" office:value-type="float" office:value="211">
            <text:p>211</text:p>
          </table:table-cell>
          <table:table-cell office:value-type="float" office:value="324">
            <text:p>324</text:p>
          </table:table-cell>
          <table:table-cell office:value-type="float" office:value="63">
            <text:p>63</text:p>
          </table:table-cell>
          <table:table-cell table:formula="of:=SUM([.E46:.F46])" office:value-type="float" office:value="387">
            <text:p>38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H46:.I46])"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table:formula="of:=SUM([.K46:.L46])" office:value-type="float" office:value="133">
            <text:p>133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table:formula="of:=SUM([.N46:.O46])" office:value-type="float" office:value="97">
            <text:p>97</text:p>
          </table:table-cell>
          <table:table-cell office:value-type="float" office:value="229">
            <text:p>229</text:p>
          </table:table-cell>
          <table:table-cell office:value-type="float" office:value="204">
            <text:p>204</text:p>
          </table:table-cell>
          <table:table-cell table:formula="of:=SUM([.Q46:.R46])" office:value-type="float" office:value="433">
            <text:p>43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SUM([.T46:.U46])" office:value-type="float" office:value="23">
            <text:p>23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table:formula="of:=SUM([.W46:.X46])"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Z46:.AA46])"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SUM([.AC46:.AD46])" office:value-type="float" office:value="71">
            <text:p>71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table:formula="of:=SUM([.AF46:.AG46])" office:value-type="float" office:value="60">
            <text:p>60</text:p>
          </table:table-cell>
          <table:table-cell office:value-type="float" office:value="116">
            <text:p>116</text:p>
          </table:table-cell>
          <table:table-cell office:value-type="float" office:value="92">
            <text:p>92</text:p>
          </table:table-cell>
          <table:table-cell table:formula="of:=SUM([.AI46:.AJ46])" office:value-type="float" office:value="208">
            <text:p>208</text:p>
          </table:table-cell>
          <table:table-cell office:value-type="float" office:value="325">
            <text:p>325</text:p>
          </table:table-cell>
          <table:table-cell office:value-type="float" office:value="54">
            <text:p>54</text:p>
          </table:table-cell>
          <table:table-cell table:formula="of:=SUM([.AL46:.AM46])" office:value-type="float" office:value="379">
            <text:p>37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AO46:.AP46])"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95">
            <text:p>95</text:p>
          </table:table-cell>
          <table:table-cell table:formula="of:=SUM([.AR46:.AS46])"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  <table:table-cell table:formula="of:=SUM([.AU46:.AV46])" office:value-type="float" office:value="157">
            <text:p>157</text:p>
          </table:table-cell>
          <table:table-cell office:value-type="float" office:value="349">
            <text:p>349</text:p>
          </table:table-cell>
          <table:table-cell office:value-type="float" office:value="204">
            <text:p>204</text:p>
          </table:table-cell>
          <table:table-cell table:formula="of:=SUM([.AX46:.AY46])" office:value-type="float" office:value="553">
            <text:p>55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formula="of:=SUM([.BA46:.BB46])"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table:formula="of:=SUM([.BD46:.BE46])"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BG46:.BH46])"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SUM([.BJ46:.BK46])" office:value-type="float" office:value="71">
            <text:p>71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table:formula="of:=SUM([.BM46:.BN46])" office:value-type="float" office:value="60">
            <text:p>60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.B47:.C47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table:formula="of:=SUM([.E47:.F47])"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H47:.I47])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SUM([.K47:.L47])"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formula="of:=SUM([.N47:.O47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SUM([.Q47:.R47])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T47:.U47])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.W47:.X4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SUM([.Z47:.AA47])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AC47:.AD47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AF47:.AG47])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SUM([.AI47:.AJ47])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AL47:.AM47])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SUM([.AO47:.AP47]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SUM([.AR47:.AS47])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AU47:.AV47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SUM([.AX47:.AY47])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A47:.BB47])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.BD47:.BE47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SUM([.BG47:.BH47])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BJ47:.BK47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BM47:.BN47])" office:value-type="float" office:value="4">
            <text:p>4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51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B48:.C48])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formula="of:=SUM([.E48:.F48])"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SUM([.H48:.I48])"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119">
            <text:p>119</text:p>
          </table:table-cell>
          <table:table-cell table:formula="of:=SUM([.K48:.L48])" office:value-type="float" office:value="167">
            <text:p>167</text:p>
          </table:table-cell>
          <table:table-cell office:value-type="float" office:value="91">
            <text:p>91</text:p>
          </table:table-cell>
          <table:table-cell office:value-type="float" office:value="517">
            <text:p>517</text:p>
          </table:table-cell>
          <table:table-cell table:formula="of:=SUM([.N48:.O48])" office:value-type="float" office:value="608">
            <text:p>60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SUM([.Q48:.R48])"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table:formula="of:=SUM([.T48:.U48])" office:value-type="float" office:value="40">
            <text:p>40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table:formula="of:=SUM([.W48:.X48])" office:value-type="float" office:value="98">
            <text:p>98</text:p>
          </table:table-cell>
          <table:table-cell office:value-type="float" office:value="91">
            <text:p>91</text:p>
          </table:table-cell>
          <table:table-cell office:value-type="float" office:value="357">
            <text:p>357</text:p>
          </table:table-cell>
          <table:table-cell table:formula="of:=SUM([.Z48:.AA48])" office:value-type="float" office:value="448">
            <text:p>448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table:formula="of:=SUM([.AC48:.AD48])" office:value-type="float" office:value="207">
            <text:p>207</text:p>
          </table:table-cell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table:formula="of:=SUM([.AF48:.AG48])"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AI48:.AJ48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table:formula="of:=SUM([.AL48:.AM48])"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AO48:.AP48])"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17">
            <text:p>117</text:p>
          </table:table-cell>
          <table:table-cell table:formula="of:=SUM([.AR48:.AS48])" office:value-type="float" office:value="167">
            <text:p>167</text:p>
          </table:table-cell>
          <table:table-cell office:value-type="float" office:value="99">
            <text:p>99</text:p>
          </table:table-cell>
          <table:table-cell office:value-type="float" office:value="323">
            <text:p>323</text:p>
          </table:table-cell>
          <table:table-cell table:formula="of:=SUM([.AU48:.AV48])" office:value-type="float" office:value="422">
            <text:p>422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table:formula="of:=SUM([.AX48:.AY48])" office:value-type="float" office:value="128">
            <text:p>128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formula="of:=SUM([.BA48:.BB48])" office:value-type="float" office:value="39">
            <text:p>39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table:formula="of:=SUM([.BD48:.BE48])" office:value-type="float" office:value="98">
            <text:p>98</text:p>
          </table:table-cell>
          <table:table-cell office:value-type="float" office:value="101">
            <text:p>101</text:p>
          </table:table-cell>
          <table:table-cell office:value-type="float" office:value="295">
            <text:p>295</text:p>
          </table:table-cell>
          <table:table-cell table:formula="of:=SUM([.BG48:.BH48])" office:value-type="float" office:value="396">
            <text:p>396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table:formula="of:=SUM([.BJ48:.BK48])" office:value-type="float" office:value="206">
            <text:p>206</text:p>
          </table:table-cell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table:formula="of:=SUM([.BM48:.BN48])" office:value-type="float" office:value="87">
            <text:p>87</text:p>
          </table:table-cell>
          <table:table-cell table:number-columns-repeated="957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formula="of:=SUM([.B49:.C49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E49:.F49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H49:.I49])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SUM([.K49:.L49])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N49:.O49])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Q49:.R49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T49:.U49])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SUM([.W49:.X49])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Z49:.AA49])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SUM([.AC49:.AD49])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SUM([.AF49:.AG49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AI49:.AJ49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AL49:.AM49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AO49:.AP49]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SUM([.AR49:.AS49])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AU49:.AV49])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AX49:.AY49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BA49:.BB49])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SUM([.BD49:.BE49])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G49:.BH49])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SUM([.BJ49:.BK49])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BM49:.BN49])" office:value-type="float" office:value="7">
            <text:p>7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  <table:table-cell table:formula="of:=SUM([.B50:.C50])" office:value-type="float" office:value="138">
            <text:p>138</text:p>
          </table:table-cell>
          <table:table-cell office:value-type="float" office:value="229">
            <text:p>229</text:p>
          </table:table-cell>
          <table:table-cell office:value-type="float" office:value="329">
            <text:p>329</text:p>
          </table:table-cell>
          <table:table-cell table:formula="of:=SUM([.E50:.F50])" office:value-type="float" office:value="558">
            <text:p>55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SUM([.H50:.I50])"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table:formula="of:=SUM([.K50:.L50])"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SUM([.N50:.O50])"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formula="of:=SUM([.Q50:.R50])"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table:formula="of:=SUM([.T50:.U50])" office:value-type="float" office:value="61">
            <text:p>61</text:p>
          </table:table-cell>
          <table:table-cell office:value-type="float" office:value="121">
            <text:p>121</text:p>
          </table:table-cell>
          <table:table-cell office:value-type="float" office:value="92">
            <text:p>92</text:p>
          </table:table-cell>
          <table:table-cell table:formula="of:=SUM([.W50:.X50])" office:value-type="float" office:value="213">
            <text:p>213</text:p>
          </table:table-cell>
          <table:table-cell office:value-type="float" office:value="546">
            <text:p>546</text:p>
          </table:table-cell>
          <table:table-cell office:value-type="float" office:value="134">
            <text:p>134</text:p>
          </table:table-cell>
          <table:table-cell table:formula="of:=SUM([.Z50:.AA50])" office:value-type="float" office:value="680">
            <text:p>68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AC50:.AD50])"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93">
            <text:p>93</text:p>
          </table:table-cell>
          <table:table-cell table:formula="of:=SUM([.AF50:.AG50])" office:value-type="float" office:value="126">
            <text:p>126</text:p>
          </table:table-cell>
          <table:table-cell office:value-type="float" office:value="5">
            <text:p>5</text:p>
          </table:table-cell>
          <table:table-cell office:value-type="float" office:value="151">
            <text:p>151</text:p>
          </table:table-cell>
          <table:table-cell table:formula="of:=SUM([.AI50:.AJ50])" office:value-type="float" office:value="156">
            <text:p>156</text:p>
          </table:table-cell>
          <table:table-cell office:value-type="float" office:value="227">
            <text:p>227</text:p>
          </table:table-cell>
          <table:table-cell office:value-type="float" office:value="203">
            <text:p>203</text:p>
          </table:table-cell>
          <table:table-cell table:formula="of:=SUM([.AL50:.AM50])" office:value-type="float" office:value="430">
            <text:p>43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SUM([.AO50:.AP50])"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table:formula="of:=SUM([.AR50:.AS50])"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SUM([.AU50:.AV50])"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table:formula="of:=SUM([.AX50:.AY50])" office:value-type="float" office:value="74">
            <text:p>74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table:formula="of:=SUM([.BA50:.BB50])" office:value-type="float" office:value="61">
            <text:p>61</text:p>
          </table:table-cell>
          <table:table-cell office:value-type="float" office:value="124">
            <text:p>124</text:p>
          </table:table-cell>
          <table:table-cell office:value-type="float" office:value="92">
            <text:p>92</text:p>
          </table:table-cell>
          <table:table-cell table:formula="of:=SUM([.BD50:.BE50])" office:value-type="float" office:value="216">
            <text:p>216</text:p>
          </table:table-cell>
          <table:table-cell office:value-type="float" office:value="585">
            <text:p>585</text:p>
          </table:table-cell>
          <table:table-cell office:value-type="float" office:value="57">
            <text:p>57</text:p>
          </table:table-cell>
          <table:table-cell table:formula="of:=SUM([.BG50:.BH50])" office:value-type="float" office:value="642">
            <text:p>64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J50:.BK50])"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93">
            <text:p>93</text:p>
          </table:table-cell>
          <table:table-cell table:formula="of:=SUM([.BM50:.BN50])" office:value-type="float" office:value="126">
            <text:p>126</text:p>
          </table:table-cell>
          <table:table-cell table:number-columns-repeated="957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SUM([.B51:.C51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SUM([.E51:.F51])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H51:.I51])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.K51:.L51])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SUM([.N51:.O51])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Q51:.R51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T51:.U51])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.W51:.X51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Z51:.AA51])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SUM([.AC51:.AD51]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SUM([.AF51:.AG51])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AI51:.AJ51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SUM([.AL51:.AM51])"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formula="of:=SUM([.AO51:.AP51])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SUM([.AR51:.AS51])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SUM([.AU51:.AV51])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AX51:.AY51])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BA51:.BB51])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.BD51:.BE51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BG51:.BH51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J51:.BK51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formula="of:=SUM([.BM51:.BN51])" office:value-type="float" office:value="20">
            <text:p>20</text:p>
          </table:table-cell>
          <table:table-cell table:number-columns-repeated="957"/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548">
            <text:p>548</text:p>
          </table:table-cell>
          <table:table-cell table:formula="of:=SUM([.B52:.C52])" office:value-type="float" office:value="642">
            <text:p>64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SUM([.E52:.F52])"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formula="of:=SUM([.H52:.I52])" office:value-type="float" office:value="38">
            <text:p>38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table:formula="of:=SUM([.K52:.L52])" office:value-type="float" office:value="97">
            <text:p>97</text:p>
          </table:table-cell>
          <table:table-cell office:value-type="float" office:value="105">
            <text:p>105</text:p>
          </table:table-cell>
          <table:table-cell office:value-type="float" office:value="297">
            <text:p>297</text:p>
          </table:table-cell>
          <table:table-cell table:formula="of:=SUM([.N52:.O52])" office:value-type="float" office:value="402">
            <text:p>402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table:formula="of:=SUM([.Q52:.R52])" office:value-type="float" office:value="205">
            <text:p>205</text:p>
          </table:table-cell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table:formula="of:=SUM([.T52:.U52])"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W52:.X52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table:formula="of:=SUM([.Z52:.AA52])"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SUM([.AC52:.AD52])"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float" office:value="115">
            <text:p>115</text:p>
          </table:table-cell>
          <table:table-cell table:formula="of:=SUM([.AF52:.AG52])" office:value-type="float" office:value="164">
            <text:p>164</text:p>
          </table:table-cell>
          <table:table-cell office:value-type="float" office:value="92">
            <text:p>92</text:p>
          </table:table-cell>
          <table:table-cell office:value-type="float" office:value="321">
            <text:p>321</text:p>
          </table:table-cell>
          <table:table-cell table:formula="of:=SUM([.AI52:.AJ52])" office:value-type="float" office:value="413">
            <text:p>41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SUM([.AL52:.AM52])"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formula="of:=SUM([.AO52:.AP52])" office:value-type="float" office:value="38">
            <text:p>38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table:formula="of:=SUM([.AR52:.AS52])"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229">
            <text:p>229</text:p>
          </table:table-cell>
          <table:table-cell table:formula="of:=SUM([.AU52:.AV52])" office:value-type="float" office:value="321">
            <text:p>321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f:=SUM([.AX52:.AY52])" office:value-type="float" office:value="252">
            <text:p>252</text:p>
          </table:table-cell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table:formula="of:=SUM([.BA52:.BB52])"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BD52:.BE52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table:formula="of:=SUM([.BG52:.BH52])"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SUM([.BJ52:.BK52])"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114">
            <text:p>114</text:p>
          </table:table-cell>
          <table:table-cell table:formula="of:=SUM([.BM52:.BN52])" office:value-type="float" office:value="162">
            <text:p>162</text:p>
          </table:table-cell>
          <table:table-cell table:number-columns-repeated="957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SUM([.B53:.C53])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E53:.F53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H53:.I53])"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formula="of:=SUM([.K53:.L53])"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formula="of:=SUM([.N53:.O53])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SUM([.Q53:.R53])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SUM([.T53:.U53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W53:.X5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Z53:.AA53])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AC53:.AD53])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SUM([.AF53:.AG53])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AI53:.AJ53])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AL53:.AM53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AO53:.AP53])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SUM([.AR53:.AS5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SUM([.AU53:.AV53])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SUM([.AX53:.AY53])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BA53:.BB53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D53:.BE5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G53:.BH53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J53:.BK53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SUM([.BM53:.BN53])" office:value-type="float" office:value="12">
            <text:p>12</text:p>
          </table:table-cell>
          <table:table-cell table:number-columns-repeated="957"/>
        </table:table-row>
      </table:table>
      <table:table table:name="Sheet2" table:style-name="ta1" table:print="false">
        <table:table-column table:style-name="co3" table:default-cell-style-name="ce1"/>
        <table:table-column table:style-name="co17" table:default-cell-style-name="Default"/>
        <table:table-column table:style-name="co3" table:default-cell-style-name="ce2"/>
        <table:table-column table:style-name="co18" table:default-cell-style-name="Default"/>
        <table:table-column table:style-name="co19" table:default-cell-style-name="ce2"/>
        <table:table-column table:style-name="co18" table:default-cell-style-name="Default"/>
        <table:table-column table:style-name="co19" table:default-cell-style-name="ce2"/>
        <table:table-column table:style-name="co16" table:number-columns-repeated="1017" table:default-cell-style-name="Default"/>
        <table:table-row table:style-name="ro1">
          <table:table-cell office:value-type="string">
            <text:p>Data set</text:p>
          </table:table-cell>
          <table:table-cell table:style-name="ce1" office:value-type="string">
            <text:p>IC avg</text:p>
          </table:table-cell>
          <table:table-cell table:style-name="ce5" office:value-type="string">
            <text:p>IC stdev</text:p>
          </table:table-cell>
          <table:table-cell table:style-name="ce1" office:value-type="string">
            <text:p>OP avg</text:p>
          </table:table-cell>
          <table:table-cell table:style-name="ce5" office:value-type="string">
            <text:p>OP stdev</text:p>
          </table:table-cell>
          <table:table-cell table:style-name="ce1" office:value-type="string">
            <text:p>Tot avg</text:p>
          </table:table-cell>
          <table:table-cell table:style-name="ce5" office:value-type="string">
            <text:p>Tot stdev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OVA1</text:p>
          </table:table-cell>
          <table:table-cell office:value-type="float" office:value="36.46">
            <text:p>36.46</text:p>
          </table:table-cell>
          <table:table-cell office:value-type="float" office:value="66.8517122336551">
            <text:p>66.8517</text:p>
          </table:table-cell>
          <table:table-cell office:value-type="float" office:value="49.8">
            <text:p>49.8</text:p>
          </table:table-cell>
          <table:table-cell office:value-type="float" office:value="114.068722572788">
            <text:p>114.0687</text:p>
          </table:table-cell>
          <table:table-cell office:value-type="float" office:value="86.26">
            <text:p>86.26</text:p>
          </table:table-cell>
          <table:table-cell office:value-type="float" office:value="150.104427595169">
            <text:p>150.1044</text:p>
          </table:table-cell>
          <table:table-cell table:number-columns-repeated="1017"/>
        </table:table-row>
        <table:table-row table:style-name="ro1">
          <table:table-cell office:value-type="string">
            <text:p>OVA2</text:p>
          </table:table-cell>
          <table:table-cell office:value-type="float" office:value="39.52">
            <text:p>39.52</text:p>
          </table:table-cell>
          <table:table-cell office:value-type="float" office:value="75.8210137260706">
            <text:p>75.8210</text:p>
          </table:table-cell>
          <table:table-cell office:value-type="float" office:value="48.8">
            <text:p>48.8</text:p>
          </table:table-cell>
          <table:table-cell office:value-type="float" office:value="102.448394176716">
            <text:p>102.4484</text:p>
          </table:table-cell>
          <table:table-cell office:value-type="float" office:value="88.32">
            <text:p>88.32</text:p>
          </table:table-cell>
          <table:table-cell office:value-type="float" office:value="154.959565496214">
            <text:p>154.9596</text:p>
          </table:table-cell>
          <table:table-cell table:number-columns-repeated="1017"/>
        </table:table-row>
        <table:table-row table:style-name="ro1">
          <table:table-cell office:value-type="string">
            <text:p>OVA3</text:p>
          </table:table-cell>
          <table:table-cell office:value-type="float" office:value="34.1">
            <text:p>34.1</text:p>
          </table:table-cell>
          <table:table-cell office:value-type="float" office:value="74.1837899670646">
            <text:p>74.1838</text:p>
          </table:table-cell>
          <table:table-cell office:value-type="float" office:value="38.62">
            <text:p>38.62</text:p>
          </table:table-cell>
          <table:table-cell office:value-type="float" office:value="89.3771851452584">
            <text:p>89.3772</text:p>
          </table:table-cell>
          <table:table-cell office:value-type="float" office:value="72.72">
            <text:p>72.72</text:p>
          </table:table-cell>
          <table:table-cell office:value-type="float" office:value="134.729515878962">
            <text:p>134.7295</text:p>
          </table:table-cell>
          <table:table-cell table:number-columns-repeated="1017"/>
        </table:table-row>
        <table:table-row table:style-name="ro1">
          <table:table-cell office:value-type="string">
            <text:p>XMA-c</text:p>
          </table:table-cell>
          <table:table-cell office:value-type="float" office:value="40.88">
            <text:p>40.88</text:p>
          </table:table-cell>
          <table:table-cell office:value-type="float" office:value="88.6632335277247">
            <text:p>88.6632</text:p>
          </table:table-cell>
          <table:table-cell office:value-type="float" office:value="33.84">
            <text:p>33.84</text:p>
          </table:table-cell>
          <table:table-cell office:value-type="float" office:value="65.8636067481697">
            <text:p>65.8636</text:p>
          </table:table-cell>
          <table:table-cell office:value-type="float" office:value="74.72">
            <text:p>74.72</text:p>
          </table:table-cell>
          <table:table-cell office:value-type="float" office:value="127.733785663778">
            <text:p>127.7338</text:p>
          </table:table-cell>
          <table:table-cell table:number-columns-repeated="1017"/>
        </table:table-row>
        <table:table-row table:style-name="ro1">
          <table:table-cell office:value-type="string">
            <text:p>XMA-p</text:p>
          </table:table-cell>
          <table:table-cell office:value-type="float" office:value="36.54">
            <text:p>36.54</text:p>
          </table:table-cell>
          <table:table-cell office:value-type="float" office:value="70.7436331598333">
            <text:p>70.7436</text:p>
          </table:table-cell>
          <table:table-cell office:value-type="float" office:value="49.24">
            <text:p>49.24</text:p>
          </table:table-cell>
          <table:table-cell office:value-type="float" office:value="101.241187069214">
            <text:p>101.2412</text:p>
          </table:table-cell>
          <table:table-cell office:value-type="float" office:value="85.78">
            <text:p>85.78</text:p>
          </table:table-cell>
          <table:table-cell office:value-type="float" office:value="145.20924943835">
            <text:p>145.2092</text:p>
          </table:table-cell>
          <table:table-cell table:number-columns-repeated="1017"/>
        </table:table-row>
        <table:table-row table:style-name="ro1">
          <table:table-cell office:value-type="string">
            <text:p>XMD</text:p>
          </table:table-cell>
          <table:table-cell office:value-type="float" office:value="37.98">
            <text:p>37.98</text:p>
          </table:table-cell>
          <table:table-cell office:value-type="float" office:value="69.2718660682057">
            <text:p>69.2719</text:p>
          </table:table-cell>
          <table:table-cell office:value-type="float" office:value="32.88">
            <text:p>32.88</text:p>
          </table:table-cell>
          <table:table-cell office:value-type="float" office:value="70.2173418895989">
            <text:p>70.2173</text:p>
          </table:table-cell>
          <table:table-cell office:value-type="float" office:value="70.86">
            <text:p>70.86</text:p>
          </table:table-cell>
          <table:table-cell office:value-type="float" office:value="114.669179888611">
            <text:p>114.6692</text:p>
          </table:table-cell>
          <table:table-cell table:number-columns-repeated="1017"/>
        </table:table-row>
        <table:table-row table:style-name="ro1">
          <table:table-cell office:value-type="string">
            <text:p>MSH</text:p>
          </table:table-cell>
          <table:table-cell office:value-type="float" office:value="40.42">
            <text:p>40.42</text:p>
          </table:table-cell>
          <table:table-cell office:value-type="float" office:value="91.9884841949784">
            <text:p>91.9885</text:p>
          </table:table-cell>
          <table:table-cell office:value-type="float" office:value="36.52">
            <text:p>36.52</text:p>
          </table:table-cell>
          <table:table-cell office:value-type="float" office:value="72.101753495618">
            <text:p>72.1018</text:p>
          </table:table-cell>
          <table:table-cell office:value-type="float" office:value="76.94">
            <text:p>76.94</text:p>
          </table:table-cell>
          <table:table-cell office:value-type="float" office:value="138.619786849217">
            <text:p>138.6198</text:p>
          </table:table-cell>
          <table:table-cell table:number-columns-repeated="1017"/>
        </table:table-row>
        <table:table-row table:style-name="ro1">
          <table:table-cell office:value-type="string">
            <text:p>NTH</text:p>
          </table:table-cell>
          <table:table-cell office:value-type="float" office:value="36.02">
            <text:p>36.02</text:p>
          </table:table-cell>
          <table:table-cell office:value-type="float" office:value="66.3403377151735">
            <text:p>66.3403</text:p>
          </table:table-cell>
          <table:table-cell office:value-type="float" office:value="38.06">
            <text:p>38.06</text:p>
          </table:table-cell>
          <table:table-cell office:value-type="float" office:value="88.8243876237528">
            <text:p>88.8244</text:p>
          </table:table-cell>
          <table:table-cell office:value-type="float" office:value="74.08">
            <text:p>74.08</text:p>
          </table:table-cell>
          <table:table-cell office:value-type="float" office:value="128.99736431416">
            <text:p>128.9974</text:p>
          </table:table-cell>
          <table:table-cell table:number-columns-repeated="1017"/>
        </table:table-row>
        <table:table-row table:style-name="ro1">
          <table:table-cell office:value-type="string">
            <text:p>100-100</text:p>
          </table:table-cell>
          <table:table-cell office:value-type="float" office:value="46.5">
            <text:p>46.5</text:p>
          </table:table-cell>
          <table:table-cell office:value-type="float" office:value="103.392900320741">
            <text:p>103.3929</text:p>
          </table:table-cell>
          <table:table-cell office:value-type="float" office:value="46.92">
            <text:p>46.92</text:p>
          </table:table-cell>
          <table:table-cell office:value-type="float" office:value="89.7049221683208">
            <text:p>89.7049</text:p>
          </table:table-cell>
          <table:table-cell office:value-type="float" office:value="93.42">
            <text:p>93.42</text:p>
          </table:table-cell>
          <table:table-cell office:value-type="float" office:value="158.726705184652">
            <text:p>158.7267</text:p>
          </table:table-cell>
          <table:table-cell table:number-columns-repeated="1017"/>
        </table:table-row>
        <table:table-row table:style-name="ro1">
          <table:table-cell office:value-type="string">
            <text:p>100-200</text:p>
          </table:table-cell>
          <table:table-cell office:value-type="float" office:value="42.34">
            <text:p>42.34</text:p>
          </table:table-cell>
          <table:table-cell office:value-type="float" office:value="96.1203773337138">
            <text:p>96.1204</text:p>
          </table:table-cell>
          <table:table-cell office:value-type="float" office:value="38.22">
            <text:p>38.22</text:p>
          </table:table-cell>
          <table:table-cell office:value-type="float" office:value="90.028405948073">
            <text:p>90.0284</text:p>
          </table:table-cell>
          <table:table-cell office:value-type="float" office:value="80.56">
            <text:p>80.56</text:p>
          </table:table-cell>
          <table:table-cell office:value-type="float" office:value="152.653423659943">
            <text:p>152.6534</text:p>
          </table:table-cell>
          <table:table-cell table:number-columns-repeated="1017"/>
        </table:table-row>
        <table:table-row table:style-name="ro1">
          <table:table-cell office:value-type="string">
            <text:p>100-1000</text:p>
          </table:table-cell>
          <table:table-cell office:value-type="float" office:value="32.92">
            <text:p>32.92</text:p>
          </table:table-cell>
          <table:table-cell office:value-type="float" office:value="64.4533813492119">
            <text:p>64.4534</text:p>
          </table:table-cell>
          <table:table-cell office:value-type="float" office:value="42.1">
            <text:p>42.1</text:p>
          </table:table-cell>
          <table:table-cell office:value-type="float" office:value="89.4546401986013">
            <text:p>89.4546</text:p>
          </table:table-cell>
          <table:table-cell office:value-type="float" office:value="75.02">
            <text:p>75.02</text:p>
          </table:table-cell>
          <table:table-cell office:value-type="float" office:value="127.854108503499">
            <text:p>127.8541</text:p>
          </table:table-cell>
          <table:table-cell table:number-columns-repeated="1017"/>
        </table:table-row>
        <table:table-row table:style-name="ro1">
          <table:table-cell office:value-type="string">
            <text:p>0-0</text:p>
          </table:table-cell>
          <table:table-cell office:value-type="float" office:value="46.8">
            <text:p>46.8</text:p>
          </table:table-cell>
          <table:table-cell office:value-type="float" office:value="123.518320544784">
            <text:p>123.5183</text:p>
          </table:table-cell>
          <table:table-cell office:value-type="float" office:value="46.92">
            <text:p>46.92</text:p>
          </table:table-cell>
          <table:table-cell office:value-type="float" office:value="102.260140458199">
            <text:p>102.2601</text:p>
          </table:table-cell>
          <table:table-cell office:value-type="float" office:value="93.72">
            <text:p>93.72</text:p>
          </table:table-cell>
          <table:table-cell office:value-type="float" office:value="181.522814667738">
            <text:p>181.5228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10-5</text:p>
          </table:table-cell>
          <table:table-cell office:value-type="float" office:value="40.06">
            <text:p>40.06</text:p>
          </table:table-cell>
          <table:table-cell office:value-type="float" office:value="75.7370343184029">
            <text:p>75.7370</text:p>
          </table:table-cell>
          <table:table-cell office:value-type="float" office:value="40.1">
            <text:p>40.1</text:p>
          </table:table-cell>
          <table:table-cell office:value-type="float" office:value="72.4851145873047">
            <text:p>72.4851</text:p>
          </table:table-cell>
          <table:table-cell office:value-type="float" office:value="80.16">
            <text:p>80.16</text:p>
          </table:table-cell>
          <table:table-cell office:value-type="float" office:value="126.713457881013">
            <text:p>126.7135</text:p>
          </table:table-cell>
          <table:table-cell table:number-columns-repeated="1017"/>
        </table:table-row>
        <table:table-row table:style-name="ro1">
          <table:table-cell office:value-type="string">
            <text:p>20-20</text:p>
          </table:table-cell>
          <table:table-cell office:value-type="float" office:value="33.72">
            <text:p>33.72</text:p>
          </table:table-cell>
          <table:table-cell office:value-type="float" office:value="70.7262731542226">
            <text:p>70.7263</text:p>
          </table:table-cell>
          <table:table-cell office:value-type="float" office:value="34.1">
            <text:p>34.1</text:p>
          </table:table-cell>
          <table:table-cell office:value-type="float" office:value="66.278093773778">
            <text:p>66.2781</text:p>
          </table:table-cell>
          <table:table-cell office:value-type="float" office:value="67.82">
            <text:p>67.82</text:p>
          </table:table-cell>
          <table:table-cell office:value-type="float" office:value="116.378287125588">
            <text:p>116.3783</text:p>
          </table:table-cell>
          <table:table-cell table:number-columns-repeated="1017"/>
        </table:table-row>
        <table:table-row table:style-name="ro1">
          <table:table-cell office:value-type="string">
            <text:p>30-45</text:p>
          </table:table-cell>
          <table:table-cell office:value-type="float" office:value="38.26">
            <text:p>38.26</text:p>
          </table:table-cell>
          <table:table-cell office:value-type="float" office:value="71.7549145013917">
            <text:p>71.7549</text:p>
          </table:table-cell>
          <table:table-cell office:value-type="float" office:value="45.94">
            <text:p>45.94</text:p>
          </table:table-cell>
          <table:table-cell office:value-type="float" office:value="110.12838704282">
            <text:p>110.1284</text:p>
          </table:table-cell>
          <table:table-cell office:value-type="float" office:value="84.2">
            <text:p>84.2</text:p>
          </table:table-cell>
          <table:table-cell office:value-type="float" office:value="155.759364379278">
            <text:p>155.7594</text:p>
          </table:table-cell>
          <table:table-cell table:number-columns-repeated="1017"/>
        </table:table-row>
        <table:table-row table:style-name="ro1">
          <table:table-cell office:value-type="string">
            <text:p>40-80</text:p>
          </table:table-cell>
          <table:table-cell office:value-type="float" office:value="37.06">
            <text:p>37.06</text:p>
          </table:table-cell>
          <table:table-cell office:value-type="float" office:value="67.0024093383429">
            <text:p>67.0024</text:p>
          </table:table-cell>
          <table:table-cell office:value-type="float" office:value="49.26">
            <text:p>49.26</text:p>
          </table:table-cell>
          <table:table-cell office:value-type="float" office:value="106.318506845982">
            <text:p>106.3185</text:p>
          </table:table-cell>
          <table:table-cell office:value-type="float" office:value="86.32">
            <text:p>86.32</text:p>
          </table:table-cell>
          <table:table-cell office:value-type="float" office:value="144.991828059659">
            <text:p>144.9918</text:p>
          </table:table-cell>
          <table:table-cell table:number-columns-repeated="1017"/>
        </table:table-row>
        <table:table-row table:style-name="ro1">
          <table:table-cell office:value-type="string">
            <text:p>50-125</text:p>
          </table:table-cell>
          <table:table-cell office:value-type="float" office:value="50.44">
            <text:p>50.44</text:p>
          </table:table-cell>
          <table:table-cell office:value-type="float" office:value="101.916164026105">
            <text:p>101.9162</text:p>
          </table:table-cell>
          <table:table-cell office:value-type="float" office:value="84.76">
            <text:p>84.76</text:p>
          </table:table-cell>
          <table:table-cell office:value-type="float" office:value="364.735048371011">
            <text:p>364.7350</text:p>
          </table:table-cell>
          <table:table-cell office:value-type="float" office:value="135.2">
            <text:p>135.2</text:p>
          </table:table-cell>
          <table:table-cell office:value-type="float" office:value="378.783498552287">
            <text:p>378.7835</text:p>
          </table:table-cell>
          <table:table-cell table:number-columns-repeated="1017"/>
        </table:table-row>
        <table:table-row table:style-name="ro1">
          <table:table-cell office:value-type="string">
            <text:p>60-180</text:p>
          </table:table-cell>
          <table:table-cell office:value-type="float" office:value="38.38">
            <text:p>38.38</text:p>
          </table:table-cell>
          <table:table-cell office:value-type="float" office:value="89.3379024620935">
            <text:p>89.3379</text:p>
          </table:table-cell>
          <table:table-cell office:value-type="float" office:value="42.54">
            <text:p>42.54</text:p>
          </table:table-cell>
          <table:table-cell office:value-type="float" office:value="94.3742463140604">
            <text:p>94.3742</text:p>
          </table:table-cell>
          <table:table-cell office:value-type="float" office:value="80.92">
            <text:p>80.92</text:p>
          </table:table-cell>
          <table:table-cell office:value-type="float" office:value="149.604900061626">
            <text:p>149.6049</text:p>
          </table:table-cell>
          <table:table-cell table:number-columns-repeated="1017"/>
        </table:table-row>
        <table:table-row table:style-name="ro1">
          <table:table-cell office:value-type="string">
            <text:p>70-245</text:p>
          </table:table-cell>
          <table:table-cell office:value-type="float" office:value="41.5">
            <text:p>41.5</text:p>
          </table:table-cell>
          <table:table-cell office:value-type="float" office:value="93.2950662562341">
            <text:p>93.2951</text:p>
          </table:table-cell>
          <table:table-cell office:value-type="float" office:value="40.3">
            <text:p>40.3</text:p>
          </table:table-cell>
          <table:table-cell office:value-type="float" office:value="93.485838718045">
            <text:p>93.4858</text:p>
          </table:table-cell>
          <table:table-cell office:value-type="float" office:value="81.8">
            <text:p>81.8</text:p>
          </table:table-cell>
          <table:table-cell office:value-type="float" office:value="149.679657936541">
            <text:p>149.6797</text:p>
          </table:table-cell>
          <table:table-cell table:number-columns-repeated="1017"/>
        </table:table-row>
        <table:table-row table:style-name="ro1">
          <table:table-cell office:value-type="string">
            <text:p>80-320</text:p>
          </table:table-cell>
          <table:table-cell office:value-type="float" office:value="51.92">
            <text:p>51.92</text:p>
          </table:table-cell>
          <table:table-cell office:value-type="float" office:value="121.981236429282">
            <text:p>121.9812</text:p>
          </table:table-cell>
          <table:table-cell office:value-type="float" office:value="47.98">
            <text:p>47.98</text:p>
          </table:table-cell>
          <table:table-cell office:value-type="float" office:value="96.0904102331524">
            <text:p>96.0904</text:p>
          </table:table-cell>
          <table:table-cell office:value-type="float" office:value="99.9">
            <text:p>99.9</text:p>
          </table:table-cell>
          <table:table-cell office:value-type="float" office:value="171.461693228832">
            <text:p>171.4617</text:p>
          </table:table-cell>
          <table:table-cell table:number-columns-repeated="1017"/>
        </table:table-row>
        <table:table-row table:style-name="ro1">
          <table:table-cell office:value-type="string">
            <text:p>90-405</text:p>
          </table:table-cell>
          <table:table-cell office:value-type="float" office:value="40.5">
            <text:p>40.5</text:p>
          </table:table-cell>
          <table:table-cell office:value-type="float" office:value="91.5372679763354">
            <text:p>91.5373</text:p>
          </table:table-cell>
          <table:table-cell office:value-type="float" office:value="36.46">
            <text:p>36.46</text:p>
          </table:table-cell>
          <table:table-cell office:value-type="float" office:value="88.509934874163">
            <text:p>88.5099</text:p>
          </table:table-cell>
          <table:table-cell office:value-type="float" office:value="76.96">
            <text:p>76.96</text:p>
          </table:table-cell>
          <table:table-cell office:value-type="float" office:value="144.288961773921">
            <text:p>144.2890</text:p>
          </table:table-cell>
          <table:table-cell table:number-columns-repeated="1017"/>
        </table:table-row>
        <table:table-row table:style-name="ro1">
          <table:table-cell office:value-type="string">
            <text:p>100-500</text:p>
          </table:table-cell>
          <table:table-cell office:value-type="float" office:value="37.82">
            <text:p>37.82</text:p>
          </table:table-cell>
          <table:table-cell office:value-type="float" office:value="85.7570583755325">
            <text:p>85.7571</text:p>
          </table:table-cell>
          <table:table-cell office:value-type="float" office:value="43.4">
            <text:p>43.4</text:p>
          </table:table-cell>
          <table:table-cell office:value-type="float" office:value="90.325714466466">
            <text:p>90.3257</text:p>
          </table:table-cell>
          <table:table-cell office:value-type="float" office:value="81.22">
            <text:p>81.22</text:p>
          </table:table-cell>
          <table:table-cell office:value-type="float" office:value="141.91033242502">
            <text:p>141.9103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1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7">08/27/2011</text:date>, <text:time>10:1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8-27T10:11:39</dc:date>
    <dc:creator>vektor </dc:creator>
    <meta:generator>OpenOffice.org/3.2$Unix OpenOffice.org_project/320m12$Build-9483</meta:generator>
    <meta:editing-duration>PT00H16M19S</meta:editing-duration>
    <meta:editing-cycles>8</meta:editing-cycles>
    <meta:document-statistic meta:table-count="2" meta:cell-count="3683" meta:object-count="0"/>
  </office:meta>
</office:document-meta>
</file>